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Pictures/100002000000000B0000000B7D1422FA29DDF7D5.gif" manifest:media-type="image/gif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109.05pt"/>
    </style:style>
    <style:style style:name="co4" style:family="table-column">
      <style:table-column-properties fo:break-before="auto" style:column-width="19.5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2"/>
    <style:style style:name="ce3" style:family="table-cell" style:parent-style-name="Default" style:data-style-name="N123"/>
    <style:style style:name="ce4" style:family="table-cell" style:parent-style-name="Default" style:data-style-name="N123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939.69pt" svg:height="502.98pt" svg:x="589.97pt" svg:y="20.32pt">
            <loext:p draw:notify-on-update-of-ranges="Sheet1.I2:Sheet1.I2 Sheet1.I3:Sheet1.I70 Sheet1.K2:Sheet1.K2 Sheet1.K3:Sheet1.K70 Sheet1.J2:Sheet1.J2 Sheet1.J3:Sheet1.J7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release_date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v_major</text:p>
          </table:table-cell>
          <table:table-cell office:value-type="string" calcext:value-type="string">
            <text:p>v_minor</text:p>
          </table:table-cell>
          <table:table-cell office:value-type="string" calcext:value-type="string">
            <text:p>v_patch</text:p>
          </table:table-cell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version(m.m.p)</text:p>
          </table:table-cell>
          <table:table-cell office:value-type="string" calcext:value-type="string">
            <text:p>version(m.m)</text:p>
          </table:table-cell>
        </table:table-row>
        <table:table-row table:style-name="ro1">
          <table:table-cell/>
          <table:table-cell office:value-type="string" calcext:value-type="string">
            <text:p>0.24.2</text:p>
          </table:table-cell>
          <table:table-cell office:value-type="string" calcext:value-type="string">
            <text:p>2018-03-09T20:22:40Z</text:p>
          </table:table-cell>
          <table:table-cell table:formula="of:=FIND(&quot;.&quot;;[.B3])" office:value-type="float" office:value="2" calcext:value-type="float">
            <text:p>2</text:p>
          </table:table-cell>
          <table:table-cell table:formula="of:=FIND(&quot;.&quot;;[.B3];[.D3]+1)" office:value-type="float" office:value="5" calcext:value-type="float">
            <text:p>5</text:p>
          </table:table-cell>
          <table:table-cell table:formula="of:=LEFT([.B3];[.D3]-1)" office:value-type="string" office:string-value="0" calcext:value-type="string">
            <text:p>0</text:p>
          </table:table-cell>
          <table:table-cell table:formula="of:=MID([.B3];[.D3]+1;[.E3]-[.D3]-1)" office:value-type="string" office:string-value="24" calcext:value-type="string">
            <text:p>24</text:p>
          </table:table-cell>
          <table:table-cell table:formula="of:=RIGHT([.B3];LEN([.B3])-[.E3])" office:value-type="string" office:string-value="2" calcext:value-type="string">
            <text:p>2</text:p>
          </table:table-cell>
          <table:table-cell table:style-name="ce1" table:formula="of:=DATE(LEFT([.C3];4);MID([.C3];6;2);MID([.C3];9;2))" office:value-type="date" office:date-value="2018-03-09" calcext:value-type="date">
            <text:p>03/09/18</text:p>
          </table:table-cell>
          <table:table-cell table:style-name="ce3" table:formula="of:=[.F3]+[.G3]/100+[.H3]/10000" office:value-type="float" office:value="0.2402" calcext:value-type="float">
            <text:p>0.2402</text:p>
          </table:table-cell>
          <table:table-cell table:style-name="ce4" table:formula="of:=IF([.H3]=&quot;0&quot;;[.J3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24.1</text:p>
          </table:table-cell>
          <table:table-cell office:value-type="string" calcext:value-type="string">
            <text:p>2017-12-23T20:42:57Z</text:p>
          </table:table-cell>
          <table:table-cell table:formula="of:=FIND(&quot;.&quot;;[.B4])" office:value-type="float" office:value="2" calcext:value-type="float">
            <text:p>2</text:p>
          </table:table-cell>
          <table:table-cell table:formula="of:=FIND(&quot;.&quot;;[.B4];[.D4]+1)" office:value-type="float" office:value="5" calcext:value-type="float">
            <text:p>5</text:p>
          </table:table-cell>
          <table:table-cell table:formula="of:=LEFT([.B4];[.D4]-1)" office:value-type="string" office:string-value="0" calcext:value-type="string">
            <text:p>0</text:p>
          </table:table-cell>
          <table:table-cell table:formula="of:=MID([.B4];[.D4]+1;[.E4]-[.D4]-1)" office:value-type="string" office:string-value="24" calcext:value-type="string">
            <text:p>24</text:p>
          </table:table-cell>
          <table:table-cell table:formula="of:=RIGHT([.B4];LEN([.B4])-[.E4])" office:value-type="string" office:string-value="1" calcext:value-type="string">
            <text:p>1</text:p>
          </table:table-cell>
          <table:table-cell table:style-name="ce1" table:formula="of:=DATE(LEFT([.C4];4);MID([.C4];6;2);MID([.C4];9;2))" office:value-type="date" office:date-value="2017-12-23" calcext:value-type="date">
            <text:p>12/23/17</text:p>
          </table:table-cell>
          <table:table-cell table:style-name="ce3" table:formula="of:=[.F4]+[.G4]/100+[.H4]/10000" office:value-type="float" office:value="0.2401" calcext:value-type="float">
            <text:p>0.2401</text:p>
          </table:table-cell>
          <table:table-cell table:style-name="ce4" table:formula="of:=IF([.H4]=&quot;0&quot;;[.J4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24.0</text:p>
          </table:table-cell>
          <table:table-cell office:value-type="string" calcext:value-type="string">
            <text:p>2017-10-30T17:10:23Z</text:p>
          </table:table-cell>
          <table:table-cell table:formula="of:=FIND(&quot;.&quot;;[.B5])" office:value-type="float" office:value="2" calcext:value-type="float">
            <text:p>2</text:p>
          </table:table-cell>
          <table:table-cell table:formula="of:=FIND(&quot;.&quot;;[.B5];[.D5]+1)" office:value-type="float" office:value="5" calcext:value-type="float">
            <text:p>5</text:p>
          </table:table-cell>
          <table:table-cell table:formula="of:=LEFT([.B5];[.D5]-1)" office:value-type="string" office:string-value="0" calcext:value-type="string">
            <text:p>0</text:p>
          </table:table-cell>
          <table:table-cell table:formula="of:=MID([.B5];[.D5]+1;[.E5]-[.D5]-1)" office:value-type="string" office:string-value="24" calcext:value-type="string">
            <text:p>24</text:p>
          </table:table-cell>
          <table:table-cell table:formula="of:=RIGHT([.B5];LEN([.B5])-[.E5])" office:value-type="string" office:string-value="0" calcext:value-type="string">
            <text:p>0</text:p>
          </table:table-cell>
          <table:table-cell table:style-name="ce1" table:formula="of:=DATE(LEFT([.C5];4);MID([.C5];6;2);MID([.C5];9;2))" office:value-type="date" office:date-value="2017-10-30" calcext:value-type="date">
            <text:p>10/30/17</text:p>
          </table:table-cell>
          <table:table-cell table:style-name="ce3" table:formula="of:=[.F5]+[.G5]/100+[.H5]/10000" office:value-type="float" office:value="0.24" calcext:value-type="float">
            <text:p>0.2400</text:p>
          </table:table-cell>
          <table:table-cell table:style-name="ce4" table:formula="of:=IF([.H5]=&quot;0&quot;;[.J5];&quot;&quot;)" office:value-type="float" office:value="0.24" calcext:value-type="float">
            <text:p>0.2400</text:p>
          </table:table-cell>
        </table:table-row>
        <table:table-row table:style-name="ro1">
          <table:table-cell/>
          <table:table-cell office:value-type="string" calcext:value-type="string">
            <text:p>0.23.1</text:p>
          </table:table-cell>
          <table:table-cell office:value-type="string" calcext:value-type="string">
            <text:p>2017-07-13T19:13:24Z</text:p>
          </table:table-cell>
          <table:table-cell table:formula="of:=FIND(&quot;.&quot;;[.B6])" office:value-type="float" office:value="2" calcext:value-type="float">
            <text:p>2</text:p>
          </table:table-cell>
          <table:table-cell table:formula="of:=FIND(&quot;.&quot;;[.B6];[.D6]+1)" office:value-type="float" office:value="5" calcext:value-type="float">
            <text:p>5</text:p>
          </table:table-cell>
          <table:table-cell table:formula="of:=LEFT([.B6];[.D6]-1)" office:value-type="string" office:string-value="0" calcext:value-type="string">
            <text:p>0</text:p>
          </table:table-cell>
          <table:table-cell table:formula="of:=MID([.B6];[.D6]+1;[.E6]-[.D6]-1)" office:value-type="string" office:string-value="23" calcext:value-type="string">
            <text:p>23</text:p>
          </table:table-cell>
          <table:table-cell table:formula="of:=RIGHT([.B6];LEN([.B6])-[.E6])" office:value-type="string" office:string-value="1" calcext:value-type="string">
            <text:p>1</text:p>
          </table:table-cell>
          <table:table-cell table:style-name="ce1" table:formula="of:=DATE(LEFT([.C6];4);MID([.C6];6;2);MID([.C6];9;2))" office:value-type="date" office:date-value="2017-07-13" calcext:value-type="date">
            <text:p>07/13/17</text:p>
          </table:table-cell>
          <table:table-cell table:style-name="ce3" table:formula="of:=[.F6]+[.G6]/100+[.H6]/10000" office:value-type="float" office:value="0.2301" calcext:value-type="float">
            <text:p>0.2301</text:p>
          </table:table-cell>
          <table:table-cell table:style-name="ce4" table:formula="of:=IF([.H6]=&quot;0&quot;;[.J6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23.0</text:p>
          </table:table-cell>
          <table:table-cell office:value-type="string" calcext:value-type="string">
            <text:p>2017-06-29T19:31:58Z</text:p>
          </table:table-cell>
          <table:table-cell table:formula="of:=FIND(&quot;.&quot;;[.B7])" office:value-type="float" office:value="2" calcext:value-type="float">
            <text:p>2</text:p>
          </table:table-cell>
          <table:table-cell table:formula="of:=FIND(&quot;.&quot;;[.B7];[.D7]+1)" office:value-type="float" office:value="5" calcext:value-type="float">
            <text:p>5</text:p>
          </table:table-cell>
          <table:table-cell table:formula="of:=LEFT([.B7];[.D7]-1)" office:value-type="string" office:string-value="0" calcext:value-type="string">
            <text:p>0</text:p>
          </table:table-cell>
          <table:table-cell table:formula="of:=MID([.B7];[.D7]+1;[.E7]-[.D7]-1)" office:value-type="string" office:string-value="23" calcext:value-type="string">
            <text:p>23</text:p>
          </table:table-cell>
          <table:table-cell table:formula="of:=RIGHT([.B7];LEN([.B7])-[.E7])" office:value-type="string" office:string-value="0" calcext:value-type="string">
            <text:p>0</text:p>
          </table:table-cell>
          <table:table-cell table:style-name="ce1" table:formula="of:=DATE(LEFT([.C7];4);MID([.C7];6;2);MID([.C7];9;2))" office:value-type="date" office:date-value="2017-06-29" calcext:value-type="date">
            <text:p>06/29/17</text:p>
          </table:table-cell>
          <table:table-cell table:style-name="ce3" table:formula="of:=[.F7]+[.G7]/100+[.H7]/10000" office:value-type="float" office:value="0.23" calcext:value-type="float">
            <text:p>0.2300</text:p>
          </table:table-cell>
          <table:table-cell table:style-name="ce4" table:formula="of:=IF([.H7]=&quot;0&quot;;[.J7];&quot;&quot;)" office:value-type="float" office:value="0.23" calcext:value-type="float">
            <text:p>0.2300</text:p>
          </table:table-cell>
        </table:table-row>
        <table:table-row table:style-name="ro1">
          <table:table-cell/>
          <table:table-cell office:value-type="string" calcext:value-type="string">
            <text:p>0.22.0</text:p>
          </table:table-cell>
          <table:table-cell office:value-type="string" calcext:value-type="string">
            <text:p>2017-04-21T12:50:11Z</text:p>
          </table:table-cell>
          <table:table-cell table:formula="of:=FIND(&quot;.&quot;;[.B8])" office:value-type="float" office:value="2" calcext:value-type="float">
            <text:p>2</text:p>
          </table:table-cell>
          <table:table-cell table:formula="of:=FIND(&quot;.&quot;;[.B8];[.D8]+1)" office:value-type="float" office:value="5" calcext:value-type="float">
            <text:p>5</text:p>
          </table:table-cell>
          <table:table-cell table:formula="of:=LEFT([.B8];[.D8]-1)" office:value-type="string" office:string-value="0" calcext:value-type="string">
            <text:p>0</text:p>
          </table:table-cell>
          <table:table-cell table:formula="of:=MID([.B8];[.D8]+1;[.E8]-[.D8]-1)" office:value-type="string" office:string-value="22" calcext:value-type="string">
            <text:p>22</text:p>
          </table:table-cell>
          <table:table-cell table:formula="of:=RIGHT([.B8];LEN([.B8])-[.E8])" office:value-type="string" office:string-value="0" calcext:value-type="string">
            <text:p>0</text:p>
          </table:table-cell>
          <table:table-cell table:style-name="ce1" table:formula="of:=DATE(LEFT([.C8];4);MID([.C8];6;2);MID([.C8];9;2))" office:value-type="date" office:date-value="2017-04-21" calcext:value-type="date">
            <text:p>04/21/17</text:p>
          </table:table-cell>
          <table:table-cell table:style-name="ce3" table:formula="of:=[.F8]+[.G8]/100+[.H8]/10000" office:value-type="float" office:value="0.22" calcext:value-type="float">
            <text:p>0.2200</text:p>
          </table:table-cell>
          <table:table-cell table:style-name="ce4" table:formula="of:=IF([.H8]=&quot;0&quot;;[.J8];&quot;&quot;)" office:value-type="float" office:value="0.22" calcext:value-type="float">
            <text:p>0.2200</text:p>
          </table:table-cell>
        </table:table-row>
        <table:table-row table:style-name="ro1">
          <table:table-cell/>
          <table:table-cell office:value-type="string" calcext:value-type="string">
            <text:p>0.21.1</text:p>
          </table:table-cell>
          <table:table-cell office:value-type="string" calcext:value-type="string">
            <text:p>2017-03-07T13:27:18Z</text:p>
          </table:table-cell>
          <table:table-cell table:formula="of:=FIND(&quot;.&quot;;[.B9])" office:value-type="float" office:value="2" calcext:value-type="float">
            <text:p>2</text:p>
          </table:table-cell>
          <table:table-cell table:formula="of:=FIND(&quot;.&quot;;[.B9];[.D9]+1)" office:value-type="float" office:value="5" calcext:value-type="float">
            <text:p>5</text:p>
          </table:table-cell>
          <table:table-cell table:formula="of:=LEFT([.B9];[.D9]-1)" office:value-type="string" office:string-value="0" calcext:value-type="string">
            <text:p>0</text:p>
          </table:table-cell>
          <table:table-cell table:formula="of:=MID([.B9];[.D9]+1;[.E9]-[.D9]-1)" office:value-type="string" office:string-value="21" calcext:value-type="string">
            <text:p>21</text:p>
          </table:table-cell>
          <table:table-cell table:formula="of:=RIGHT([.B9];LEN([.B9])-[.E9])" office:value-type="string" office:string-value="1" calcext:value-type="string">
            <text:p>1</text:p>
          </table:table-cell>
          <table:table-cell table:style-name="ce1" table:formula="of:=DATE(LEFT([.C9];4);MID([.C9];6;2);MID([.C9];9;2))" office:value-type="date" office:date-value="2017-03-07" calcext:value-type="date">
            <text:p>03/07/17</text:p>
          </table:table-cell>
          <table:table-cell table:style-name="ce3" table:formula="of:=[.F9]+[.G9]/100+[.H9]/10000" office:value-type="float" office:value="0.2101" calcext:value-type="float">
            <text:p>0.2101</text:p>
          </table:table-cell>
          <table:table-cell table:style-name="ce4" table:formula="of:=IF([.H9]=&quot;0&quot;;[.J9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21.0</text:p>
          </table:table-cell>
          <table:table-cell office:value-type="string" calcext:value-type="string">
            <text:p>2017-02-21T17:02:47Z</text:p>
          </table:table-cell>
          <table:table-cell table:formula="of:=FIND(&quot;.&quot;;[.B10])" office:value-type="float" office:value="2" calcext:value-type="float">
            <text:p>2</text:p>
          </table:table-cell>
          <table:table-cell table:formula="of:=FIND(&quot;.&quot;;[.B10];[.D10]+1)" office:value-type="float" office:value="5" calcext:value-type="float">
            <text:p>5</text:p>
          </table:table-cell>
          <table:table-cell table:formula="of:=LEFT([.B10];[.D10]-1)" office:value-type="string" office:string-value="0" calcext:value-type="string">
            <text:p>0</text:p>
          </table:table-cell>
          <table:table-cell table:formula="of:=MID([.B10];[.D10]+1;[.E10]-[.D10]-1)" office:value-type="string" office:string-value="21" calcext:value-type="string">
            <text:p>21</text:p>
          </table:table-cell>
          <table:table-cell table:formula="of:=RIGHT([.B10];LEN([.B10])-[.E10])" office:value-type="string" office:string-value="0" calcext:value-type="string">
            <text:p>0</text:p>
          </table:table-cell>
          <table:table-cell table:style-name="ce1" table:formula="of:=DATE(LEFT([.C10];4);MID([.C10];6;2);MID([.C10];9;2))" office:value-type="date" office:date-value="2017-02-21" calcext:value-type="date">
            <text:p>02/21/17</text:p>
          </table:table-cell>
          <table:table-cell table:style-name="ce3" table:formula="of:=[.F10]+[.G10]/100+[.H10]/10000" office:value-type="float" office:value="0.21" calcext:value-type="float">
            <text:p>0.2100</text:p>
          </table:table-cell>
          <table:table-cell table:style-name="ce4" table:formula="of:=IF([.H10]=&quot;0&quot;;[.J10];&quot;&quot;)" office:value-type="float" office:value="0.21" calcext:value-type="float">
            <text:p>0.2100</text:p>
          </table:table-cell>
        </table:table-row>
        <table:table-row table:style-name="ro1">
          <table:table-cell/>
          <table:table-cell office:value-type="string" calcext:value-type="string">
            <text:p>0.20.5</text:p>
          </table:table-cell>
          <table:table-cell office:value-type="string" calcext:value-type="string">
            <text:p>2017-01-22T12:50:46Z</text:p>
          </table:table-cell>
          <table:table-cell table:formula="of:=FIND(&quot;.&quot;;[.B11])" office:value-type="float" office:value="2" calcext:value-type="float">
            <text:p>2</text:p>
          </table:table-cell>
          <table:table-cell table:formula="of:=FIND(&quot;.&quot;;[.B11];[.D11]+1)" office:value-type="float" office:value="5" calcext:value-type="float">
            <text:p>5</text:p>
          </table:table-cell>
          <table:table-cell table:formula="of:=LEFT([.B11];[.D11]-1)" office:value-type="string" office:string-value="0" calcext:value-type="string">
            <text:p>0</text:p>
          </table:table-cell>
          <table:table-cell table:formula="of:=MID([.B11];[.D11]+1;[.E11]-[.D11]-1)" office:value-type="string" office:string-value="20" calcext:value-type="string">
            <text:p>20</text:p>
          </table:table-cell>
          <table:table-cell table:formula="of:=RIGHT([.B11];LEN([.B11])-[.E11])" office:value-type="string" office:string-value="5" calcext:value-type="string">
            <text:p>5</text:p>
          </table:table-cell>
          <table:table-cell table:style-name="ce1" table:formula="of:=DATE(LEFT([.C11];4);MID([.C11];6;2);MID([.C11];9;2))" office:value-type="date" office:date-value="2017-01-22" calcext:value-type="date">
            <text:p>01/22/17</text:p>
          </table:table-cell>
          <table:table-cell table:style-name="ce3" table:formula="of:=[.F11]+[.G11]/100+[.H11]/10000" office:value-type="float" office:value="0.2005" calcext:value-type="float">
            <text:p>0.2005</text:p>
          </table:table-cell>
          <table:table-cell table:style-name="ce4" table:formula="of:=IF([.H11]=&quot;0&quot;;[.J11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20.4</text:p>
          </table:table-cell>
          <table:table-cell office:value-type="string" calcext:value-type="string">
            <text:p>2017-01-07T13:02:40Z</text:p>
          </table:table-cell>
          <table:table-cell table:formula="of:=FIND(&quot;.&quot;;[.B12])" office:value-type="float" office:value="2" calcext:value-type="float">
            <text:p>2</text:p>
          </table:table-cell>
          <table:table-cell table:formula="of:=FIND(&quot;.&quot;;[.B12];[.D12]+1)" office:value-type="float" office:value="5" calcext:value-type="float">
            <text:p>5</text:p>
          </table:table-cell>
          <table:table-cell table:formula="of:=LEFT([.B12];[.D12]-1)" office:value-type="string" office:string-value="0" calcext:value-type="string">
            <text:p>0</text:p>
          </table:table-cell>
          <table:table-cell table:formula="of:=MID([.B12];[.D12]+1;[.E12]-[.D12]-1)" office:value-type="string" office:string-value="20" calcext:value-type="string">
            <text:p>20</text:p>
          </table:table-cell>
          <table:table-cell table:formula="of:=RIGHT([.B12];LEN([.B12])-[.E12])" office:value-type="string" office:string-value="4" calcext:value-type="string">
            <text:p>4</text:p>
          </table:table-cell>
          <table:table-cell table:style-name="ce1" table:formula="of:=DATE(LEFT([.C12];4);MID([.C12];6;2);MID([.C12];9;2))" office:value-type="date" office:date-value="2017-01-07" calcext:value-type="date">
            <text:p>01/07/17</text:p>
          </table:table-cell>
          <table:table-cell table:style-name="ce3" table:formula="of:=[.F12]+[.G12]/100+[.H12]/10000" office:value-type="float" office:value="0.2004" calcext:value-type="float">
            <text:p>0.2004</text:p>
          </table:table-cell>
          <table:table-cell table:style-name="ce4" table:formula="of:=IF([.H12]=&quot;0&quot;;[.J12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20.3</text:p>
          </table:table-cell>
          <table:table-cell office:value-type="string" calcext:value-type="string">
            <text:p>2016-12-24T11:02:48Z</text:p>
          </table:table-cell>
          <table:table-cell table:formula="of:=FIND(&quot;.&quot;;[.B13])" office:value-type="float" office:value="2" calcext:value-type="float">
            <text:p>2</text:p>
          </table:table-cell>
          <table:table-cell table:formula="of:=FIND(&quot;.&quot;;[.B13];[.D13]+1)" office:value-type="float" office:value="5" calcext:value-type="float">
            <text:p>5</text:p>
          </table:table-cell>
          <table:table-cell table:formula="of:=LEFT([.B13];[.D13]-1)" office:value-type="string" office:string-value="0" calcext:value-type="string">
            <text:p>0</text:p>
          </table:table-cell>
          <table:table-cell table:formula="of:=MID([.B13];[.D13]+1;[.E13]-[.D13]-1)" office:value-type="string" office:string-value="20" calcext:value-type="string">
            <text:p>20</text:p>
          </table:table-cell>
          <table:table-cell table:formula="of:=RIGHT([.B13];LEN([.B13])-[.E13])" office:value-type="string" office:string-value="3" calcext:value-type="string">
            <text:p>3</text:p>
          </table:table-cell>
          <table:table-cell table:style-name="ce1" table:formula="of:=DATE(LEFT([.C13];4);MID([.C13];6;2);MID([.C13];9;2))" office:value-type="date" office:date-value="2016-12-24" calcext:value-type="date">
            <text:p>12/24/16</text:p>
          </table:table-cell>
          <table:table-cell table:style-name="ce3" table:formula="of:=[.F13]+[.G13]/100+[.H13]/10000" office:value-type="float" office:value="0.2003" calcext:value-type="float">
            <text:p>0.2003</text:p>
          </table:table-cell>
          <table:table-cell table:style-name="ce4" table:formula="of:=IF([.H13]=&quot;0&quot;;[.J13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20.1</text:p>
          </table:table-cell>
          <table:table-cell office:value-type="string" calcext:value-type="string">
            <text:p>2016-12-06T18:35:08Z</text:p>
          </table:table-cell>
          <table:table-cell table:formula="of:=FIND(&quot;.&quot;;[.B14])" office:value-type="float" office:value="2" calcext:value-type="float">
            <text:p>2</text:p>
          </table:table-cell>
          <table:table-cell table:formula="of:=FIND(&quot;.&quot;;[.B14];[.D14]+1)" office:value-type="float" office:value="5" calcext:value-type="float">
            <text:p>5</text:p>
          </table:table-cell>
          <table:table-cell table:formula="of:=LEFT([.B14];[.D14]-1)" office:value-type="string" office:string-value="0" calcext:value-type="string">
            <text:p>0</text:p>
          </table:table-cell>
          <table:table-cell table:formula="of:=MID([.B14];[.D14]+1;[.E14]-[.D14]-1)" office:value-type="string" office:string-value="20" calcext:value-type="string">
            <text:p>20</text:p>
          </table:table-cell>
          <table:table-cell table:formula="of:=RIGHT([.B14];LEN([.B14])-[.E14])" office:value-type="string" office:string-value="1" calcext:value-type="string">
            <text:p>1</text:p>
          </table:table-cell>
          <table:table-cell table:style-name="ce1" table:formula="of:=DATE(LEFT([.C14];4);MID([.C14];6;2);MID([.C14];9;2))" office:value-type="date" office:date-value="2016-12-06" calcext:value-type="date">
            <text:p>12/06/16</text:p>
          </table:table-cell>
          <table:table-cell table:style-name="ce3" table:formula="of:=[.F14]+[.G14]/100+[.H14]/10000" office:value-type="float" office:value="0.2001" calcext:value-type="float">
            <text:p>0.2001</text:p>
          </table:table-cell>
          <table:table-cell table:style-name="ce4" table:formula="of:=IF([.H14]=&quot;0&quot;;[.J14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20.0</text:p>
          </table:table-cell>
          <table:table-cell office:value-type="string" calcext:value-type="string">
            <text:p>2016-11-22T17:30:32Z</text:p>
          </table:table-cell>
          <table:table-cell table:formula="of:=FIND(&quot;.&quot;;[.B15])" office:value-type="float" office:value="2" calcext:value-type="float">
            <text:p>2</text:p>
          </table:table-cell>
          <table:table-cell table:formula="of:=FIND(&quot;.&quot;;[.B15];[.D15]+1)" office:value-type="float" office:value="5" calcext:value-type="float">
            <text:p>5</text:p>
          </table:table-cell>
          <table:table-cell table:formula="of:=LEFT([.B15];[.D15]-1)" office:value-type="string" office:string-value="0" calcext:value-type="string">
            <text:p>0</text:p>
          </table:table-cell>
          <table:table-cell table:formula="of:=MID([.B15];[.D15]+1;[.E15]-[.D15]-1)" office:value-type="string" office:string-value="20" calcext:value-type="string">
            <text:p>20</text:p>
          </table:table-cell>
          <table:table-cell table:formula="of:=RIGHT([.B15];LEN([.B15])-[.E15])" office:value-type="string" office:string-value="0" calcext:value-type="string">
            <text:p>0</text:p>
          </table:table-cell>
          <table:table-cell table:style-name="ce1" table:formula="of:=DATE(LEFT([.C15];4);MID([.C15];6;2);MID([.C15];9;2))" office:value-type="date" office:date-value="2016-11-22" calcext:value-type="date">
            <text:p>11/22/16</text:p>
          </table:table-cell>
          <table:table-cell table:style-name="ce3" table:formula="of:=[.F15]+[.G15]/100+[.H15]/10000" office:value-type="float" office:value="0.2" calcext:value-type="float">
            <text:p>0.2000</text:p>
          </table:table-cell>
          <table:table-cell table:style-name="ce4" table:formula="of:=IF([.H15]=&quot;0&quot;;[.J15];&quot;&quot;)" office:value-type="float" office:value="0.2" calcext:value-type="float">
            <text:p>0.2000</text:p>
          </table:table-cell>
        </table:table-row>
        <table:table-row table:style-name="ro1">
          <table:table-cell/>
          <table:table-cell office:value-type="string" calcext:value-type="string">
            <text:p>0.19.4</text:p>
          </table:table-cell>
          <table:table-cell office:value-type="string" calcext:value-type="string">
            <text:p>2016-10-07T16:01:21Z</text:p>
          </table:table-cell>
          <table:table-cell table:formula="of:=FIND(&quot;.&quot;;[.B16])" office:value-type="float" office:value="2" calcext:value-type="float">
            <text:p>2</text:p>
          </table:table-cell>
          <table:table-cell table:formula="of:=FIND(&quot;.&quot;;[.B16];[.D16]+1)" office:value-type="float" office:value="5" calcext:value-type="float">
            <text:p>5</text:p>
          </table:table-cell>
          <table:table-cell table:formula="of:=LEFT([.B16];[.D16]-1)" office:value-type="string" office:string-value="0" calcext:value-type="string">
            <text:p>0</text:p>
          </table:table-cell>
          <table:table-cell table:formula="of:=MID([.B16];[.D16]+1;[.E16]-[.D16]-1)" office:value-type="string" office:string-value="19" calcext:value-type="string">
            <text:p>19</text:p>
          </table:table-cell>
          <table:table-cell table:formula="of:=RIGHT([.B16];LEN([.B16])-[.E16])" office:value-type="string" office:string-value="4" calcext:value-type="string">
            <text:p>4</text:p>
          </table:table-cell>
          <table:table-cell table:style-name="ce1" table:formula="of:=DATE(LEFT([.C16];4);MID([.C16];6;2);MID([.C16];9;2))" office:value-type="date" office:date-value="2016-10-07" calcext:value-type="date">
            <text:p>10/07/16</text:p>
          </table:table-cell>
          <table:table-cell table:style-name="ce3" table:formula="of:=[.F16]+[.G16]/100+[.H16]/10000" office:value-type="float" office:value="0.1904" calcext:value-type="float">
            <text:p>0.1904</text:p>
          </table:table-cell>
          <table:table-cell table:style-name="ce4" table:formula="of:=IF([.H16]=&quot;0&quot;;[.J16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9.3</text:p>
          </table:table-cell>
          <table:table-cell office:value-type="string" calcext:value-type="string">
            <text:p>2016-09-30T13:42:27Z</text:p>
          </table:table-cell>
          <table:table-cell table:formula="of:=FIND(&quot;.&quot;;[.B17])" office:value-type="float" office:value="2" calcext:value-type="float">
            <text:p>2</text:p>
          </table:table-cell>
          <table:table-cell table:formula="of:=FIND(&quot;.&quot;;[.B17];[.D17]+1)" office:value-type="float" office:value="5" calcext:value-type="float">
            <text:p>5</text:p>
          </table:table-cell>
          <table:table-cell table:formula="of:=LEFT([.B17];[.D17]-1)" office:value-type="string" office:string-value="0" calcext:value-type="string">
            <text:p>0</text:p>
          </table:table-cell>
          <table:table-cell table:formula="of:=MID([.B17];[.D17]+1;[.E17]-[.D17]-1)" office:value-type="string" office:string-value="19" calcext:value-type="string">
            <text:p>19</text:p>
          </table:table-cell>
          <table:table-cell table:formula="of:=RIGHT([.B17];LEN([.B17])-[.E17])" office:value-type="string" office:string-value="3" calcext:value-type="string">
            <text:p>3</text:p>
          </table:table-cell>
          <table:table-cell table:style-name="ce1" table:formula="of:=DATE(LEFT([.C17];4);MID([.C17];6;2);MID([.C17];9;2))" office:value-type="date" office:date-value="2016-09-30" calcext:value-type="date">
            <text:p>09/30/16</text:p>
          </table:table-cell>
          <table:table-cell table:style-name="ce3" table:formula="of:=[.F17]+[.G17]/100+[.H17]/10000" office:value-type="float" office:value="0.1903" calcext:value-type="float">
            <text:p>0.1903</text:p>
          </table:table-cell>
          <table:table-cell table:style-name="ce4" table:formula="of:=IF([.H17]=&quot;0&quot;;[.J17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9.2</text:p>
          </table:table-cell>
          <table:table-cell office:value-type="string" calcext:value-type="string">
            <text:p>2016-09-16T22:20:57Z</text:p>
          </table:table-cell>
          <table:table-cell table:formula="of:=FIND(&quot;.&quot;;[.B18])" office:value-type="float" office:value="2" calcext:value-type="float">
            <text:p>2</text:p>
          </table:table-cell>
          <table:table-cell table:formula="of:=FIND(&quot;.&quot;;[.B18];[.D18]+1)" office:value-type="float" office:value="5" calcext:value-type="float">
            <text:p>5</text:p>
          </table:table-cell>
          <table:table-cell table:formula="of:=LEFT([.B18];[.D18]-1)" office:value-type="string" office:string-value="0" calcext:value-type="string">
            <text:p>0</text:p>
          </table:table-cell>
          <table:table-cell table:formula="of:=MID([.B18];[.D18]+1;[.E18]-[.D18]-1)" office:value-type="string" office:string-value="19" calcext:value-type="string">
            <text:p>19</text:p>
          </table:table-cell>
          <table:table-cell table:formula="of:=RIGHT([.B18];LEN([.B18])-[.E18])" office:value-type="string" office:string-value="2" calcext:value-type="string">
            <text:p>2</text:p>
          </table:table-cell>
          <table:table-cell table:style-name="ce1" table:formula="of:=DATE(LEFT([.C18];4);MID([.C18];6;2);MID([.C18];9;2))" office:value-type="date" office:date-value="2016-09-16" calcext:value-type="date">
            <text:p>09/16/16</text:p>
          </table:table-cell>
          <table:table-cell table:style-name="ce3" table:formula="of:=[.F18]+[.G18]/100+[.H18]/10000" office:value-type="float" office:value="0.1902" calcext:value-type="float">
            <text:p>0.1902</text:p>
          </table:table-cell>
          <table:table-cell table:style-name="ce4" table:formula="of:=IF([.H18]=&quot;0&quot;;[.J18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9.1</text:p>
          </table:table-cell>
          <table:table-cell office:value-type="string" calcext:value-type="string">
            <text:p>2016-09-09T20:34:48Z</text:p>
          </table:table-cell>
          <table:table-cell table:formula="of:=FIND(&quot;.&quot;;[.B19])" office:value-type="float" office:value="2" calcext:value-type="float">
            <text:p>2</text:p>
          </table:table-cell>
          <table:table-cell table:formula="of:=FIND(&quot;.&quot;;[.B19];[.D19]+1)" office:value-type="float" office:value="5" calcext:value-type="float">
            <text:p>5</text:p>
          </table:table-cell>
          <table:table-cell table:formula="of:=LEFT([.B19];[.D19]-1)" office:value-type="string" office:string-value="0" calcext:value-type="string">
            <text:p>0</text:p>
          </table:table-cell>
          <table:table-cell table:formula="of:=MID([.B19];[.D19]+1;[.E19]-[.D19]-1)" office:value-type="string" office:string-value="19" calcext:value-type="string">
            <text:p>19</text:p>
          </table:table-cell>
          <table:table-cell table:formula="of:=RIGHT([.B19];LEN([.B19])-[.E19])" office:value-type="string" office:string-value="1" calcext:value-type="string">
            <text:p>1</text:p>
          </table:table-cell>
          <table:table-cell table:style-name="ce1" table:formula="of:=DATE(LEFT([.C19];4);MID([.C19];6;2);MID([.C19];9;2))" office:value-type="date" office:date-value="2016-09-09" calcext:value-type="date">
            <text:p>09/09/16</text:p>
          </table:table-cell>
          <table:table-cell table:style-name="ce3" table:formula="of:=[.F19]+[.G19]/100+[.H19]/10000" office:value-type="float" office:value="0.1901" calcext:value-type="float">
            <text:p>0.1901</text:p>
          </table:table-cell>
          <table:table-cell table:style-name="ce4" table:formula="of:=IF([.H19]=&quot;0&quot;;[.J19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9.0</text:p>
          </table:table-cell>
          <table:table-cell office:value-type="string" calcext:value-type="string">
            <text:p>2016-09-04T16:03:45Z</text:p>
          </table:table-cell>
          <table:table-cell table:formula="of:=FIND(&quot;.&quot;;[.B20])" office:value-type="float" office:value="2" calcext:value-type="float">
            <text:p>2</text:p>
          </table:table-cell>
          <table:table-cell table:formula="of:=FIND(&quot;.&quot;;[.B20];[.D20]+1)" office:value-type="float" office:value="5" calcext:value-type="float">
            <text:p>5</text:p>
          </table:table-cell>
          <table:table-cell table:formula="of:=LEFT([.B20];[.D20]-1)" office:value-type="string" office:string-value="0" calcext:value-type="string">
            <text:p>0</text:p>
          </table:table-cell>
          <table:table-cell table:formula="of:=MID([.B20];[.D20]+1;[.E20]-[.D20]-1)" office:value-type="string" office:string-value="19" calcext:value-type="string">
            <text:p>19</text:p>
          </table:table-cell>
          <table:table-cell table:formula="of:=RIGHT([.B20];LEN([.B20])-[.E20])" office:value-type="string" office:string-value="0" calcext:value-type="string">
            <text:p>0</text:p>
          </table:table-cell>
          <table:table-cell table:style-name="ce1" table:formula="of:=DATE(LEFT([.C20];4);MID([.C20];6;2);MID([.C20];9;2))" office:value-type="date" office:date-value="2016-09-04" calcext:value-type="date">
            <text:p>09/04/16</text:p>
          </table:table-cell>
          <table:table-cell table:style-name="ce3" table:formula="of:=[.F20]+[.G20]/100+[.H20]/10000" office:value-type="float" office:value="0.19" calcext:value-type="float">
            <text:p>0.1900</text:p>
          </table:table-cell>
          <table:table-cell table:style-name="ce4" table:formula="of:=IF([.H20]=&quot;0&quot;;[.J20];&quot;&quot;)" office:value-type="float" office:value="0.19" calcext:value-type="float">
            <text:p>0.1900</text:p>
          </table:table-cell>
        </table:table-row>
        <table:table-row table:style-name="ro1">
          <table:table-cell/>
          <table:table-cell office:value-type="string" calcext:value-type="string">
            <text:p>0.18.7</text:p>
          </table:table-cell>
          <table:table-cell office:value-type="string" calcext:value-type="string">
            <text:p>2016-07-03T22:20:20Z</text:p>
          </table:table-cell>
          <table:table-cell table:formula="of:=FIND(&quot;.&quot;;[.B21])" office:value-type="float" office:value="2" calcext:value-type="float">
            <text:p>2</text:p>
          </table:table-cell>
          <table:table-cell table:formula="of:=FIND(&quot;.&quot;;[.B21];[.D21]+1)" office:value-type="float" office:value="5" calcext:value-type="float">
            <text:p>5</text:p>
          </table:table-cell>
          <table:table-cell table:formula="of:=LEFT([.B21];[.D21]-1)" office:value-type="string" office:string-value="0" calcext:value-type="string">
            <text:p>0</text:p>
          </table:table-cell>
          <table:table-cell table:formula="of:=MID([.B21];[.D21]+1;[.E21]-[.D21]-1)" office:value-type="string" office:string-value="18" calcext:value-type="string">
            <text:p>18</text:p>
          </table:table-cell>
          <table:table-cell table:formula="of:=RIGHT([.B21];LEN([.B21])-[.E21])" office:value-type="string" office:string-value="7" calcext:value-type="string">
            <text:p>7</text:p>
          </table:table-cell>
          <table:table-cell table:style-name="ce1" table:formula="of:=DATE(LEFT([.C21];4);MID([.C21];6;2);MID([.C21];9;2))" office:value-type="date" office:date-value="2016-07-03" calcext:value-type="date">
            <text:p>07/03/16</text:p>
          </table:table-cell>
          <table:table-cell table:style-name="ce3" table:formula="of:=[.F21]+[.G21]/100+[.H21]/10000" office:value-type="float" office:value="0.1807" calcext:value-type="float">
            <text:p>0.1807</text:p>
          </table:table-cell>
          <table:table-cell table:style-name="ce4" table:formula="of:=IF([.H21]=&quot;0&quot;;[.J21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8.6</text:p>
          </table:table-cell>
          <table:table-cell office:value-type="string" calcext:value-type="string">
            <text:p>2016-06-28T16:56:12Z</text:p>
          </table:table-cell>
          <table:table-cell table:formula="of:=FIND(&quot;.&quot;;[.B22])" office:value-type="float" office:value="2" calcext:value-type="float">
            <text:p>2</text:p>
          </table:table-cell>
          <table:table-cell table:formula="of:=FIND(&quot;.&quot;;[.B22];[.D22]+1)" office:value-type="float" office:value="5" calcext:value-type="float">
            <text:p>5</text:p>
          </table:table-cell>
          <table:table-cell table:formula="of:=LEFT([.B22];[.D22]-1)" office:value-type="string" office:string-value="0" calcext:value-type="string">
            <text:p>0</text:p>
          </table:table-cell>
          <table:table-cell table:formula="of:=MID([.B22];[.D22]+1;[.E22]-[.D22]-1)" office:value-type="string" office:string-value="18" calcext:value-type="string">
            <text:p>18</text:p>
          </table:table-cell>
          <table:table-cell table:formula="of:=RIGHT([.B22];LEN([.B22])-[.E22])" office:value-type="string" office:string-value="6" calcext:value-type="string">
            <text:p>6</text:p>
          </table:table-cell>
          <table:table-cell table:style-name="ce1" table:formula="of:=DATE(LEFT([.C22];4);MID([.C22];6;2);MID([.C22];9;2))" office:value-type="date" office:date-value="2016-06-28" calcext:value-type="date">
            <text:p>06/28/16</text:p>
          </table:table-cell>
          <table:table-cell table:style-name="ce3" table:formula="of:=[.F22]+[.G22]/100+[.H22]/10000" office:value-type="float" office:value="0.1806" calcext:value-type="float">
            <text:p>0.1806</text:p>
          </table:table-cell>
          <table:table-cell table:style-name="ce4" table:formula="of:=IF([.H22]=&quot;0&quot;;[.J22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8.4</text:p>
          </table:table-cell>
          <table:table-cell office:value-type="string" calcext:value-type="string">
            <text:p>2016-06-22T13:36:55Z</text:p>
          </table:table-cell>
          <table:table-cell table:formula="of:=FIND(&quot;.&quot;;[.B23])" office:value-type="float" office:value="2" calcext:value-type="float">
            <text:p>2</text:p>
          </table:table-cell>
          <table:table-cell table:formula="of:=FIND(&quot;.&quot;;[.B23];[.D23]+1)" office:value-type="float" office:value="5" calcext:value-type="float">
            <text:p>5</text:p>
          </table:table-cell>
          <table:table-cell table:formula="of:=LEFT([.B23];[.D23]-1)" office:value-type="string" office:string-value="0" calcext:value-type="string">
            <text:p>0</text:p>
          </table:table-cell>
          <table:table-cell table:formula="of:=MID([.B23];[.D23]+1;[.E23]-[.D23]-1)" office:value-type="string" office:string-value="18" calcext:value-type="string">
            <text:p>18</text:p>
          </table:table-cell>
          <table:table-cell table:formula="of:=RIGHT([.B23];LEN([.B23])-[.E23])" office:value-type="string" office:string-value="4" calcext:value-type="string">
            <text:p>4</text:p>
          </table:table-cell>
          <table:table-cell table:style-name="ce1" table:formula="of:=DATE(LEFT([.C23];4);MID([.C23];6;2);MID([.C23];9;2))" office:value-type="date" office:date-value="2016-06-22" calcext:value-type="date">
            <text:p>06/22/16</text:p>
          </table:table-cell>
          <table:table-cell table:style-name="ce3" table:formula="of:=[.F23]+[.G23]/100+[.H23]/10000" office:value-type="float" office:value="0.1804" calcext:value-type="float">
            <text:p>0.1804</text:p>
          </table:table-cell>
          <table:table-cell table:style-name="ce4" table:formula="of:=IF([.H23]=&quot;0&quot;;[.J23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8.2</text:p>
          </table:table-cell>
          <table:table-cell office:value-type="string" calcext:value-type="string">
            <text:p>2016-06-17T03:37:41Z</text:p>
          </table:table-cell>
          <table:table-cell table:formula="of:=FIND(&quot;.&quot;;[.B24])" office:value-type="float" office:value="2" calcext:value-type="float">
            <text:p>2</text:p>
          </table:table-cell>
          <table:table-cell table:formula="of:=FIND(&quot;.&quot;;[.B24];[.D24]+1)" office:value-type="float" office:value="5" calcext:value-type="float">
            <text:p>5</text:p>
          </table:table-cell>
          <table:table-cell table:formula="of:=LEFT([.B24];[.D24]-1)" office:value-type="string" office:string-value="0" calcext:value-type="string">
            <text:p>0</text:p>
          </table:table-cell>
          <table:table-cell table:formula="of:=MID([.B24];[.D24]+1;[.E24]-[.D24]-1)" office:value-type="string" office:string-value="18" calcext:value-type="string">
            <text:p>18</text:p>
          </table:table-cell>
          <table:table-cell table:formula="of:=RIGHT([.B24];LEN([.B24])-[.E24])" office:value-type="string" office:string-value="2" calcext:value-type="string">
            <text:p>2</text:p>
          </table:table-cell>
          <table:table-cell table:style-name="ce1" table:formula="of:=DATE(LEFT([.C24];4);MID([.C24];6;2);MID([.C24];9;2))" office:value-type="date" office:date-value="2016-06-17" calcext:value-type="date">
            <text:p>06/17/16</text:p>
          </table:table-cell>
          <table:table-cell table:style-name="ce3" table:formula="of:=[.F24]+[.G24]/100+[.H24]/10000" office:value-type="float" office:value="0.1802" calcext:value-type="float">
            <text:p>0.1802</text:p>
          </table:table-cell>
          <table:table-cell table:style-name="ce4" table:formula="of:=IF([.H24]=&quot;0&quot;;[.J24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8.0</text:p>
          </table:table-cell>
          <table:table-cell office:value-type="string" calcext:value-type="string">
            <text:p>2016-06-14T22:07:38Z</text:p>
          </table:table-cell>
          <table:table-cell table:formula="of:=FIND(&quot;.&quot;;[.B25])" office:value-type="float" office:value="2" calcext:value-type="float">
            <text:p>2</text:p>
          </table:table-cell>
          <table:table-cell table:formula="of:=FIND(&quot;.&quot;;[.B25];[.D25]+1)" office:value-type="float" office:value="5" calcext:value-type="float">
            <text:p>5</text:p>
          </table:table-cell>
          <table:table-cell table:formula="of:=LEFT([.B25];[.D25]-1)" office:value-type="string" office:string-value="0" calcext:value-type="string">
            <text:p>0</text:p>
          </table:table-cell>
          <table:table-cell table:formula="of:=MID([.B25];[.D25]+1;[.E25]-[.D25]-1)" office:value-type="string" office:string-value="18" calcext:value-type="string">
            <text:p>18</text:p>
          </table:table-cell>
          <table:table-cell table:formula="of:=RIGHT([.B25];LEN([.B25])-[.E25])" office:value-type="string" office:string-value="0" calcext:value-type="string">
            <text:p>0</text:p>
          </table:table-cell>
          <table:table-cell table:style-name="ce1" table:formula="of:=DATE(LEFT([.C25];4);MID([.C25];6;2);MID([.C25];9;2))" office:value-type="date" office:date-value="2016-06-14" calcext:value-type="date">
            <text:p>06/14/16</text:p>
          </table:table-cell>
          <table:table-cell table:style-name="ce3" table:formula="of:=[.F25]+[.G25]/100+[.H25]/10000" office:value-type="float" office:value="0.18" calcext:value-type="float">
            <text:p>0.1800</text:p>
          </table:table-cell>
          <table:table-cell table:style-name="ce4" table:formula="of:=IF([.H25]=&quot;0&quot;;[.J25];&quot;&quot;)" office:value-type="float" office:value="0.18" calcext:value-type="float">
            <text:p>0.1800</text:p>
          </table:table-cell>
        </table:table-row>
        <table:table-row table:style-name="ro1">
          <table:table-cell/>
          <table:table-cell office:value-type="string" calcext:value-type="string">
            <text:p>0.17.4</text:p>
          </table:table-cell>
          <table:table-cell office:value-type="string" calcext:value-type="string">
            <text:p>2016-05-26T18:54:14Z</text:p>
          </table:table-cell>
          <table:table-cell table:formula="of:=FIND(&quot;.&quot;;[.B26])" office:value-type="float" office:value="2" calcext:value-type="float">
            <text:p>2</text:p>
          </table:table-cell>
          <table:table-cell table:formula="of:=FIND(&quot;.&quot;;[.B26];[.D26]+1)" office:value-type="float" office:value="5" calcext:value-type="float">
            <text:p>5</text:p>
          </table:table-cell>
          <table:table-cell table:formula="of:=LEFT([.B26];[.D26]-1)" office:value-type="string" office:string-value="0" calcext:value-type="string">
            <text:p>0</text:p>
          </table:table-cell>
          <table:table-cell table:formula="of:=MID([.B26];[.D26]+1;[.E26]-[.D26]-1)" office:value-type="string" office:string-value="17" calcext:value-type="string">
            <text:p>17</text:p>
          </table:table-cell>
          <table:table-cell table:formula="of:=RIGHT([.B26];LEN([.B26])-[.E26])" office:value-type="string" office:string-value="4" calcext:value-type="string">
            <text:p>4</text:p>
          </table:table-cell>
          <table:table-cell table:style-name="ce1" table:formula="of:=DATE(LEFT([.C26];4);MID([.C26];6;2);MID([.C26];9;2))" office:value-type="date" office:date-value="2016-05-26" calcext:value-type="date">
            <text:p>05/26/16</text:p>
          </table:table-cell>
          <table:table-cell table:style-name="ce3" table:formula="of:=[.F26]+[.G26]/100+[.H26]/10000" office:value-type="float" office:value="0.1704" calcext:value-type="float">
            <text:p>0.1704</text:p>
          </table:table-cell>
          <table:table-cell table:style-name="ce4" table:formula="of:=IF([.H26]=&quot;0&quot;;[.J26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7.3</text:p>
          </table:table-cell>
          <table:table-cell office:value-type="string" calcext:value-type="string">
            <text:p>2016-05-20T19:14:11Z</text:p>
          </table:table-cell>
          <table:table-cell table:formula="of:=FIND(&quot;.&quot;;[.B27])" office:value-type="float" office:value="2" calcext:value-type="float">
            <text:p>2</text:p>
          </table:table-cell>
          <table:table-cell table:formula="of:=FIND(&quot;.&quot;;[.B27];[.D27]+1)" office:value-type="float" office:value="5" calcext:value-type="float">
            <text:p>5</text:p>
          </table:table-cell>
          <table:table-cell table:formula="of:=LEFT([.B27];[.D27]-1)" office:value-type="string" office:string-value="0" calcext:value-type="string">
            <text:p>0</text:p>
          </table:table-cell>
          <table:table-cell table:formula="of:=MID([.B27];[.D27]+1;[.E27]-[.D27]-1)" office:value-type="string" office:string-value="17" calcext:value-type="string">
            <text:p>17</text:p>
          </table:table-cell>
          <table:table-cell table:formula="of:=RIGHT([.B27];LEN([.B27])-[.E27])" office:value-type="string" office:string-value="3" calcext:value-type="string">
            <text:p>3</text:p>
          </table:table-cell>
          <table:table-cell table:style-name="ce1" table:formula="of:=DATE(LEFT([.C27];4);MID([.C27];6;2);MID([.C27];9;2))" office:value-type="date" office:date-value="2016-05-20" calcext:value-type="date">
            <text:p>05/20/16</text:p>
          </table:table-cell>
          <table:table-cell table:style-name="ce3" table:formula="of:=[.F27]+[.G27]/100+[.H27]/10000" office:value-type="float" office:value="0.1703" calcext:value-type="float">
            <text:p>0.1703</text:p>
          </table:table-cell>
          <table:table-cell table:style-name="ce4" table:formula="of:=IF([.H27]=&quot;0&quot;;[.J27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7.2</text:p>
          </table:table-cell>
          <table:table-cell office:value-type="string" calcext:value-type="string">
            <text:p>2016-05-19T13:04:31Z</text:p>
          </table:table-cell>
          <table:table-cell table:formula="of:=FIND(&quot;.&quot;;[.B28])" office:value-type="float" office:value="2" calcext:value-type="float">
            <text:p>2</text:p>
          </table:table-cell>
          <table:table-cell table:formula="of:=FIND(&quot;.&quot;;[.B28];[.D28]+1)" office:value-type="float" office:value="5" calcext:value-type="float">
            <text:p>5</text:p>
          </table:table-cell>
          <table:table-cell table:formula="of:=LEFT([.B28];[.D28]-1)" office:value-type="string" office:string-value="0" calcext:value-type="string">
            <text:p>0</text:p>
          </table:table-cell>
          <table:table-cell table:formula="of:=MID([.B28];[.D28]+1;[.E28]-[.D28]-1)" office:value-type="string" office:string-value="17" calcext:value-type="string">
            <text:p>17</text:p>
          </table:table-cell>
          <table:table-cell table:formula="of:=RIGHT([.B28];LEN([.B28])-[.E28])" office:value-type="string" office:string-value="2" calcext:value-type="string">
            <text:p>2</text:p>
          </table:table-cell>
          <table:table-cell table:style-name="ce1" table:formula="of:=DATE(LEFT([.C28];4);MID([.C28];6;2);MID([.C28];9;2))" office:value-type="date" office:date-value="2016-05-19" calcext:value-type="date">
            <text:p>05/19/16</text:p>
          </table:table-cell>
          <table:table-cell table:style-name="ce3" table:formula="of:=[.F28]+[.G28]/100+[.H28]/10000" office:value-type="float" office:value="0.1702" calcext:value-type="float">
            <text:p>0.1702</text:p>
          </table:table-cell>
          <table:table-cell table:style-name="ce4" table:formula="of:=IF([.H28]=&quot;0&quot;;[.J28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7.1</text:p>
          </table:table-cell>
          <table:table-cell office:value-type="string" calcext:value-type="string">
            <text:p>2016-05-19T13:04:22Z</text:p>
          </table:table-cell>
          <table:table-cell table:formula="of:=FIND(&quot;.&quot;;[.B29])" office:value-type="float" office:value="2" calcext:value-type="float">
            <text:p>2</text:p>
          </table:table-cell>
          <table:table-cell table:formula="of:=FIND(&quot;.&quot;;[.B29];[.D29]+1)" office:value-type="float" office:value="5" calcext:value-type="float">
            <text:p>5</text:p>
          </table:table-cell>
          <table:table-cell table:formula="of:=LEFT([.B29];[.D29]-1)" office:value-type="string" office:string-value="0" calcext:value-type="string">
            <text:p>0</text:p>
          </table:table-cell>
          <table:table-cell table:formula="of:=MID([.B29];[.D29]+1;[.E29]-[.D29]-1)" office:value-type="string" office:string-value="17" calcext:value-type="string">
            <text:p>17</text:p>
          </table:table-cell>
          <table:table-cell table:formula="of:=RIGHT([.B29];LEN([.B29])-[.E29])" office:value-type="string" office:string-value="1" calcext:value-type="string">
            <text:p>1</text:p>
          </table:table-cell>
          <table:table-cell table:style-name="ce1" table:formula="of:=DATE(LEFT([.C29];4);MID([.C29];6;2);MID([.C29];9;2))" office:value-type="date" office:date-value="2016-05-19" calcext:value-type="date">
            <text:p>05/19/16</text:p>
          </table:table-cell>
          <table:table-cell table:style-name="ce3" table:formula="of:=[.F29]+[.G29]/100+[.H29]/10000" office:value-type="float" office:value="0.1701" calcext:value-type="float">
            <text:p>0.1701</text:p>
          </table:table-cell>
          <table:table-cell table:style-name="ce4" table:formula="of:=IF([.H29]=&quot;0&quot;;[.J29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7.0</text:p>
          </table:table-cell>
          <table:table-cell office:value-type="string" calcext:value-type="string">
            <text:p>2016-05-17T17:50:48Z</text:p>
          </table:table-cell>
          <table:table-cell table:formula="of:=FIND(&quot;.&quot;;[.B30])" office:value-type="float" office:value="2" calcext:value-type="float">
            <text:p>2</text:p>
          </table:table-cell>
          <table:table-cell table:formula="of:=FIND(&quot;.&quot;;[.B30];[.D30]+1)" office:value-type="float" office:value="5" calcext:value-type="float">
            <text:p>5</text:p>
          </table:table-cell>
          <table:table-cell table:formula="of:=LEFT([.B30];[.D30]-1)" office:value-type="string" office:string-value="0" calcext:value-type="string">
            <text:p>0</text:p>
          </table:table-cell>
          <table:table-cell table:formula="of:=MID([.B30];[.D30]+1;[.E30]-[.D30]-1)" office:value-type="string" office:string-value="17" calcext:value-type="string">
            <text:p>17</text:p>
          </table:table-cell>
          <table:table-cell table:formula="of:=RIGHT([.B30];LEN([.B30])-[.E30])" office:value-type="string" office:string-value="0" calcext:value-type="string">
            <text:p>0</text:p>
          </table:table-cell>
          <table:table-cell table:style-name="ce1" table:formula="of:=DATE(LEFT([.C30];4);MID([.C30];6;2);MID([.C30];9;2))" office:value-type="date" office:date-value="2016-05-17" calcext:value-type="date">
            <text:p>05/17/16</text:p>
          </table:table-cell>
          <table:table-cell table:style-name="ce3" table:formula="of:=[.F30]+[.G30]/100+[.H30]/10000" office:value-type="float" office:value="0.17" calcext:value-type="float">
            <text:p>0.1700</text:p>
          </table:table-cell>
          <table:table-cell table:style-name="ce4" table:formula="of:=IF([.H30]=&quot;0&quot;;[.J30];&quot;&quot;)" office:value-type="float" office:value="0.17" calcext:value-type="float">
            <text:p>0.1700</text:p>
          </table:table-cell>
        </table:table-row>
        <table:table-row table:style-name="ro1">
          <table:table-cell/>
          <table:table-cell office:value-type="string" calcext:value-type="string">
            <text:p>0.16.0</text:p>
          </table:table-cell>
          <table:table-cell office:value-type="string" calcext:value-type="string">
            <text:p>2016-05-05T21:09:36Z</text:p>
          </table:table-cell>
          <table:table-cell table:formula="of:=FIND(&quot;.&quot;;[.B31])" office:value-type="float" office:value="2" calcext:value-type="float">
            <text:p>2</text:p>
          </table:table-cell>
          <table:table-cell table:formula="of:=FIND(&quot;.&quot;;[.B31];[.D31]+1)" office:value-type="float" office:value="5" calcext:value-type="float">
            <text:p>5</text:p>
          </table:table-cell>
          <table:table-cell table:formula="of:=LEFT([.B31];[.D31]-1)" office:value-type="string" office:string-value="0" calcext:value-type="string">
            <text:p>0</text:p>
          </table:table-cell>
          <table:table-cell table:formula="of:=MID([.B31];[.D31]+1;[.E31]-[.D31]-1)" office:value-type="string" office:string-value="16" calcext:value-type="string">
            <text:p>16</text:p>
          </table:table-cell>
          <table:table-cell table:formula="of:=RIGHT([.B31];LEN([.B31])-[.E31])" office:value-type="string" office:string-value="0" calcext:value-type="string">
            <text:p>0</text:p>
          </table:table-cell>
          <table:table-cell table:style-name="ce1" table:formula="of:=DATE(LEFT([.C31];4);MID([.C31];6;2);MID([.C31];9;2))" office:value-type="date" office:date-value="2016-05-05" calcext:value-type="date">
            <text:p>05/05/16</text:p>
          </table:table-cell>
          <table:table-cell table:style-name="ce3" table:formula="of:=[.F31]+[.G31]/100+[.H31]/10000" office:value-type="float" office:value="0.16" calcext:value-type="float">
            <text:p>0.1600</text:p>
          </table:table-cell>
          <table:table-cell table:style-name="ce4" table:formula="of:=IF([.H31]=&quot;0&quot;;[.J31];&quot;&quot;)" office:value-type="float" office:value="0.16" calcext:value-type="float">
            <text:p>0.1600</text:p>
          </table:table-cell>
        </table:table-row>
        <table:table-row table:style-name="ro1">
          <table:table-cell/>
          <table:table-cell office:value-type="string" calcext:value-type="string">
            <text:p>0.15.0</text:p>
          </table:table-cell>
          <table:table-cell office:value-type="string" calcext:value-type="string">
            <text:p>2016-04-02T16:27:49Z</text:p>
          </table:table-cell>
          <table:table-cell table:formula="of:=FIND(&quot;.&quot;;[.B32])" office:value-type="float" office:value="2" calcext:value-type="float">
            <text:p>2</text:p>
          </table:table-cell>
          <table:table-cell table:formula="of:=FIND(&quot;.&quot;;[.B32];[.D32]+1)" office:value-type="float" office:value="5" calcext:value-type="float">
            <text:p>5</text:p>
          </table:table-cell>
          <table:table-cell table:formula="of:=LEFT([.B32];[.D32]-1)" office:value-type="string" office:string-value="0" calcext:value-type="string">
            <text:p>0</text:p>
          </table:table-cell>
          <table:table-cell table:formula="of:=MID([.B32];[.D32]+1;[.E32]-[.D32]-1)" office:value-type="string" office:string-value="15" calcext:value-type="string">
            <text:p>15</text:p>
          </table:table-cell>
          <table:table-cell table:formula="of:=RIGHT([.B32];LEN([.B32])-[.E32])" office:value-type="string" office:string-value="0" calcext:value-type="string">
            <text:p>0</text:p>
          </table:table-cell>
          <table:table-cell table:style-name="ce1" table:formula="of:=DATE(LEFT([.C32];4);MID([.C32];6;2);MID([.C32];9;2))" office:value-type="date" office:date-value="2016-04-02" calcext:value-type="date">
            <text:p>04/02/16</text:p>
          </table:table-cell>
          <table:table-cell table:style-name="ce3" table:formula="of:=[.F32]+[.G32]/100+[.H32]/10000" office:value-type="float" office:value="0.15" calcext:value-type="float">
            <text:p>0.1500</text:p>
          </table:table-cell>
          <table:table-cell table:style-name="ce4" table:formula="of:=IF([.H32]=&quot;0&quot;;[.J32];&quot;&quot;)" office:value-type="float" office:value="0.15" calcext:value-type="float">
            <text:p>0.1500</text:p>
          </table:table-cell>
        </table:table-row>
        <table:table-row table:style-name="ro1">
          <table:table-cell/>
          <table:table-cell office:value-type="string" calcext:value-type="string">
            <text:p>0.14.2</text:p>
          </table:table-cell>
          <table:table-cell office:value-type="string" calcext:value-type="string">
            <text:p>2016-03-23T10:39:28Z</text:p>
          </table:table-cell>
          <table:table-cell table:formula="of:=FIND(&quot;.&quot;;[.B33])" office:value-type="float" office:value="2" calcext:value-type="float">
            <text:p>2</text:p>
          </table:table-cell>
          <table:table-cell table:formula="of:=FIND(&quot;.&quot;;[.B33];[.D33]+1)" office:value-type="float" office:value="5" calcext:value-type="float">
            <text:p>5</text:p>
          </table:table-cell>
          <table:table-cell table:formula="of:=LEFT([.B33];[.D33]-1)" office:value-type="string" office:string-value="0" calcext:value-type="string">
            <text:p>0</text:p>
          </table:table-cell>
          <table:table-cell table:formula="of:=MID([.B33];[.D33]+1;[.E33]-[.D33]-1)" office:value-type="string" office:string-value="14" calcext:value-type="string">
            <text:p>14</text:p>
          </table:table-cell>
          <table:table-cell table:formula="of:=RIGHT([.B33];LEN([.B33])-[.E33])" office:value-type="string" office:string-value="2" calcext:value-type="string">
            <text:p>2</text:p>
          </table:table-cell>
          <table:table-cell table:style-name="ce1" table:formula="of:=DATE(LEFT([.C33];4);MID([.C33];6;2);MID([.C33];9;2))" office:value-type="date" office:date-value="2016-03-23" calcext:value-type="date">
            <text:p>03/23/16</text:p>
          </table:table-cell>
          <table:table-cell table:style-name="ce3" table:formula="of:=[.F33]+[.G33]/100+[.H33]/10000" office:value-type="float" office:value="0.1402" calcext:value-type="float">
            <text:p>0.1402</text:p>
          </table:table-cell>
          <table:table-cell table:style-name="ce4" table:formula="of:=IF([.H33]=&quot;0&quot;;[.J33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4.1</text:p>
          </table:table-cell>
          <table:table-cell office:value-type="string" calcext:value-type="string">
            <text:p>2016-03-22T10:59:45Z</text:p>
          </table:table-cell>
          <table:table-cell table:formula="of:=FIND(&quot;.&quot;;[.B34])" office:value-type="float" office:value="2" calcext:value-type="float">
            <text:p>2</text:p>
          </table:table-cell>
          <table:table-cell table:formula="of:=FIND(&quot;.&quot;;[.B34];[.D34]+1)" office:value-type="float" office:value="5" calcext:value-type="float">
            <text:p>5</text:p>
          </table:table-cell>
          <table:table-cell table:formula="of:=LEFT([.B34];[.D34]-1)" office:value-type="string" office:string-value="0" calcext:value-type="string">
            <text:p>0</text:p>
          </table:table-cell>
          <table:table-cell table:formula="of:=MID([.B34];[.D34]+1;[.E34]-[.D34]-1)" office:value-type="string" office:string-value="14" calcext:value-type="string">
            <text:p>14</text:p>
          </table:table-cell>
          <table:table-cell table:formula="of:=RIGHT([.B34];LEN([.B34])-[.E34])" office:value-type="string" office:string-value="1" calcext:value-type="string">
            <text:p>1</text:p>
          </table:table-cell>
          <table:table-cell table:style-name="ce1" table:formula="of:=DATE(LEFT([.C34];4);MID([.C34];6;2);MID([.C34];9;2))" office:value-type="date" office:date-value="2016-03-22" calcext:value-type="date">
            <text:p>03/22/16</text:p>
          </table:table-cell>
          <table:table-cell table:style-name="ce3" table:formula="of:=[.F34]+[.G34]/100+[.H34]/10000" office:value-type="float" office:value="0.1401" calcext:value-type="float">
            <text:p>0.1401</text:p>
          </table:table-cell>
          <table:table-cell table:style-name="ce4" table:formula="of:=IF([.H34]=&quot;0&quot;;[.J34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4.0</text:p>
          </table:table-cell>
          <table:table-cell office:value-type="string" calcext:value-type="string">
            <text:p>2016-03-22T10:59:26Z</text:p>
          </table:table-cell>
          <table:table-cell table:formula="of:=FIND(&quot;.&quot;;[.B35])" office:value-type="float" office:value="2" calcext:value-type="float">
            <text:p>2</text:p>
          </table:table-cell>
          <table:table-cell table:formula="of:=FIND(&quot;.&quot;;[.B35];[.D35]+1)" office:value-type="float" office:value="5" calcext:value-type="float">
            <text:p>5</text:p>
          </table:table-cell>
          <table:table-cell table:formula="of:=LEFT([.B35];[.D35]-1)" office:value-type="string" office:string-value="0" calcext:value-type="string">
            <text:p>0</text:p>
          </table:table-cell>
          <table:table-cell table:formula="of:=MID([.B35];[.D35]+1;[.E35]-[.D35]-1)" office:value-type="string" office:string-value="14" calcext:value-type="string">
            <text:p>14</text:p>
          </table:table-cell>
          <table:table-cell table:formula="of:=RIGHT([.B35];LEN([.B35])-[.E35])" office:value-type="string" office:string-value="0" calcext:value-type="string">
            <text:p>0</text:p>
          </table:table-cell>
          <table:table-cell table:style-name="ce1" table:formula="of:=DATE(LEFT([.C35];4);MID([.C35];6;2);MID([.C35];9;2))" office:value-type="date" office:date-value="2016-03-22" calcext:value-type="date">
            <text:p>03/22/16</text:p>
          </table:table-cell>
          <table:table-cell table:style-name="ce3" table:formula="of:=[.F35]+[.G35]/100+[.H35]/10000" office:value-type="float" office:value="0.14" calcext:value-type="float">
            <text:p>0.1400</text:p>
          </table:table-cell>
          <table:table-cell table:style-name="ce4" table:formula="of:=IF([.H35]=&quot;0&quot;;[.J35];&quot;&quot;)" office:value-type="float" office:value="0.14" calcext:value-type="float">
            <text:p>0.1400</text:p>
          </table:table-cell>
        </table:table-row>
        <table:table-row table:style-name="ro1">
          <table:table-cell/>
          <table:table-cell office:value-type="string" calcext:value-type="string">
            <text:p>0.13.0</text:p>
          </table:table-cell>
          <table:table-cell office:value-type="string" calcext:value-type="string">
            <text:p>2016-03-07T19:11:17Z</text:p>
          </table:table-cell>
          <table:table-cell table:formula="of:=FIND(&quot;.&quot;;[.B36])" office:value-type="float" office:value="2" calcext:value-type="float">
            <text:p>2</text:p>
          </table:table-cell>
          <table:table-cell table:formula="of:=FIND(&quot;.&quot;;[.B36];[.D36]+1)" office:value-type="float" office:value="5" calcext:value-type="float">
            <text:p>5</text:p>
          </table:table-cell>
          <table:table-cell table:formula="of:=LEFT([.B36];[.D36]-1)" office:value-type="string" office:string-value="0" calcext:value-type="string">
            <text:p>0</text:p>
          </table:table-cell>
          <table:table-cell table:formula="of:=MID([.B36];[.D36]+1;[.E36]-[.D36]-1)" office:value-type="string" office:string-value="13" calcext:value-type="string">
            <text:p>13</text:p>
          </table:table-cell>
          <table:table-cell table:formula="of:=RIGHT([.B36];LEN([.B36])-[.E36])" office:value-type="string" office:string-value="0" calcext:value-type="string">
            <text:p>0</text:p>
          </table:table-cell>
          <table:table-cell table:style-name="ce1" table:formula="of:=DATE(LEFT([.C36];4);MID([.C36];6;2);MID([.C36];9;2))" office:value-type="date" office:date-value="2016-03-07" calcext:value-type="date">
            <text:p>03/07/16</text:p>
          </table:table-cell>
          <table:table-cell table:style-name="ce3" table:formula="of:=[.F36]+[.G36]/100+[.H36]/10000" office:value-type="float" office:value="0.13" calcext:value-type="float">
            <text:p>0.1300</text:p>
          </table:table-cell>
          <table:table-cell table:style-name="ce4" table:formula="of:=IF([.H36]=&quot;0&quot;;[.J36];&quot;&quot;)" office:value-type="float" office:value="0.13" calcext:value-type="float">
            <text:p>0.1300</text:p>
          </table:table-cell>
        </table:table-row>
        <table:table-row table:style-name="ro1">
          <table:table-cell/>
          <table:table-cell office:value-type="string" calcext:value-type="string">
            <text:p>0.12.0</text:p>
          </table:table-cell>
          <table:table-cell office:value-type="string" calcext:value-type="string">
            <text:p>2016-02-16T16:26:17Z</text:p>
          </table:table-cell>
          <table:table-cell table:formula="of:=FIND(&quot;.&quot;;[.B37])" office:value-type="float" office:value="2" calcext:value-type="float">
            <text:p>2</text:p>
          </table:table-cell>
          <table:table-cell table:formula="of:=FIND(&quot;.&quot;;[.B37];[.D37]+1)" office:value-type="float" office:value="5" calcext:value-type="float">
            <text:p>5</text:p>
          </table:table-cell>
          <table:table-cell table:formula="of:=LEFT([.B37];[.D37]-1)" office:value-type="string" office:string-value="0" calcext:value-type="string">
            <text:p>0</text:p>
          </table:table-cell>
          <table:table-cell table:formula="of:=MID([.B37];[.D37]+1;[.E37]-[.D37]-1)" office:value-type="string" office:string-value="12" calcext:value-type="string">
            <text:p>12</text:p>
          </table:table-cell>
          <table:table-cell table:formula="of:=RIGHT([.B37];LEN([.B37])-[.E37])" office:value-type="string" office:string-value="0" calcext:value-type="string">
            <text:p>0</text:p>
          </table:table-cell>
          <table:table-cell table:style-name="ce1" table:formula="of:=DATE(LEFT([.C37];4);MID([.C37];6;2);MID([.C37];9;2))" office:value-type="date" office:date-value="2016-02-16" calcext:value-type="date">
            <text:p>02/16/16</text:p>
          </table:table-cell>
          <table:table-cell table:style-name="ce3" table:formula="of:=[.F37]+[.G37]/100+[.H37]/10000" office:value-type="float" office:value="0.12" calcext:value-type="float">
            <text:p>0.1200</text:p>
          </table:table-cell>
          <table:table-cell table:style-name="ce4" table:formula="of:=IF([.H37]=&quot;0&quot;;[.J37];&quot;&quot;)" office:value-type="float" office:value="0.12" calcext:value-type="float">
            <text:p>0.1200</text:p>
          </table:table-cell>
        </table:table-row>
        <table:table-row table:style-name="ro1">
          <table:table-cell/>
          <table:table-cell office:value-type="string" calcext:value-type="string">
            <text:p>0.11.1</text:p>
          </table:table-cell>
          <table:table-cell office:value-type="string" calcext:value-type="string">
            <text:p>2016-01-25T16:26:28Z</text:p>
          </table:table-cell>
          <table:table-cell table:formula="of:=FIND(&quot;.&quot;;[.B38])" office:value-type="float" office:value="2" calcext:value-type="float">
            <text:p>2</text:p>
          </table:table-cell>
          <table:table-cell table:formula="of:=FIND(&quot;.&quot;;[.B38];[.D38]+1)" office:value-type="float" office:value="5" calcext:value-type="float">
            <text:p>5</text:p>
          </table:table-cell>
          <table:table-cell table:formula="of:=LEFT([.B38];[.D38]-1)" office:value-type="string" office:string-value="0" calcext:value-type="string">
            <text:p>0</text:p>
          </table:table-cell>
          <table:table-cell table:formula="of:=MID([.B38];[.D38]+1;[.E38]-[.D38]-1)" office:value-type="string" office:string-value="11" calcext:value-type="string">
            <text:p>11</text:p>
          </table:table-cell>
          <table:table-cell table:formula="of:=RIGHT([.B38];LEN([.B38])-[.E38])" office:value-type="string" office:string-value="1" calcext:value-type="string">
            <text:p>1</text:p>
          </table:table-cell>
          <table:table-cell table:style-name="ce1" table:formula="of:=DATE(LEFT([.C38];4);MID([.C38];6;2);MID([.C38];9;2))" office:value-type="date" office:date-value="2016-01-25" calcext:value-type="date">
            <text:p>01/25/16</text:p>
          </table:table-cell>
          <table:table-cell table:style-name="ce3" table:formula="of:=[.F38]+[.G38]/100+[.H38]/10000" office:value-type="float" office:value="0.1101" calcext:value-type="float">
            <text:p>0.1101</text:p>
          </table:table-cell>
          <table:table-cell table:style-name="ce4" table:formula="of:=IF([.H38]=&quot;0&quot;;[.J38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1.0</text:p>
          </table:table-cell>
          <table:table-cell office:value-type="string" calcext:value-type="string">
            <text:p>2016-01-23T18:42:12Z</text:p>
          </table:table-cell>
          <table:table-cell table:formula="of:=FIND(&quot;.&quot;;[.B39])" office:value-type="float" office:value="2" calcext:value-type="float">
            <text:p>2</text:p>
          </table:table-cell>
          <table:table-cell table:formula="of:=FIND(&quot;.&quot;;[.B39];[.D39]+1)" office:value-type="float" office:value="5" calcext:value-type="float">
            <text:p>5</text:p>
          </table:table-cell>
          <table:table-cell table:formula="of:=LEFT([.B39];[.D39]-1)" office:value-type="string" office:string-value="0" calcext:value-type="string">
            <text:p>0</text:p>
          </table:table-cell>
          <table:table-cell table:formula="of:=MID([.B39];[.D39]+1;[.E39]-[.D39]-1)" office:value-type="string" office:string-value="11" calcext:value-type="string">
            <text:p>11</text:p>
          </table:table-cell>
          <table:table-cell table:formula="of:=RIGHT([.B39];LEN([.B39])-[.E39])" office:value-type="string" office:string-value="0" calcext:value-type="string">
            <text:p>0</text:p>
          </table:table-cell>
          <table:table-cell table:style-name="ce1" table:formula="of:=DATE(LEFT([.C39];4);MID([.C39];6;2);MID([.C39];9;2))" office:value-type="date" office:date-value="2016-01-23" calcext:value-type="date">
            <text:p>01/23/16</text:p>
          </table:table-cell>
          <table:table-cell table:style-name="ce3" table:formula="of:=[.F39]+[.G39]/100+[.H39]/10000" office:value-type="float" office:value="0.11" calcext:value-type="float">
            <text:p>0.1100</text:p>
          </table:table-cell>
          <table:table-cell table:style-name="ce4" table:formula="of:=IF([.H39]=&quot;0&quot;;[.J39];&quot;&quot;)" office:value-type="float" office:value="0.11" calcext:value-type="float">
            <text:p>0.1100</text:p>
          </table:table-cell>
        </table:table-row>
        <table:table-row table:style-name="ro1">
          <table:table-cell/>
          <table:table-cell office:value-type="string" calcext:value-type="string">
            <text:p>0.10.2</text:p>
          </table:table-cell>
          <table:table-cell office:value-type="string" calcext:value-type="string">
            <text:p>2016-01-13T17:26:01Z</text:p>
          </table:table-cell>
          <table:table-cell table:formula="of:=FIND(&quot;.&quot;;[.B40])" office:value-type="float" office:value="2" calcext:value-type="float">
            <text:p>2</text:p>
          </table:table-cell>
          <table:table-cell table:formula="of:=FIND(&quot;.&quot;;[.B40];[.D40]+1)" office:value-type="float" office:value="5" calcext:value-type="float">
            <text:p>5</text:p>
          </table:table-cell>
          <table:table-cell table:formula="of:=LEFT([.B40];[.D40]-1)" office:value-type="string" office:string-value="0" calcext:value-type="string">
            <text:p>0</text:p>
          </table:table-cell>
          <table:table-cell table:formula="of:=MID([.B40];[.D40]+1;[.E40]-[.D40]-1)" office:value-type="string" office:string-value="10" calcext:value-type="string">
            <text:p>10</text:p>
          </table:table-cell>
          <table:table-cell table:formula="of:=RIGHT([.B40];LEN([.B40])-[.E40])" office:value-type="string" office:string-value="2" calcext:value-type="string">
            <text:p>2</text:p>
          </table:table-cell>
          <table:table-cell table:style-name="ce1" table:formula="of:=DATE(LEFT([.C40];4);MID([.C40];6;2);MID([.C40];9;2))" office:value-type="date" office:date-value="2016-01-13" calcext:value-type="date">
            <text:p>01/13/16</text:p>
          </table:table-cell>
          <table:table-cell table:style-name="ce3" table:formula="of:=[.F40]+[.G40]/100+[.H40]/10000" office:value-type="float" office:value="0.1002" calcext:value-type="float">
            <text:p>0.1002</text:p>
          </table:table-cell>
          <table:table-cell table:style-name="ce4" table:formula="of:=IF([.H40]=&quot;0&quot;;[.J40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0.1</text:p>
          </table:table-cell>
          <table:table-cell office:value-type="string" calcext:value-type="string">
            <text:p>2016-01-08T01:50:05Z</text:p>
          </table:table-cell>
          <table:table-cell table:formula="of:=FIND(&quot;.&quot;;[.B41])" office:value-type="float" office:value="2" calcext:value-type="float">
            <text:p>2</text:p>
          </table:table-cell>
          <table:table-cell table:formula="of:=FIND(&quot;.&quot;;[.B41];[.D41]+1)" office:value-type="float" office:value="5" calcext:value-type="float">
            <text:p>5</text:p>
          </table:table-cell>
          <table:table-cell table:formula="of:=LEFT([.B41];[.D41]-1)" office:value-type="string" office:string-value="0" calcext:value-type="string">
            <text:p>0</text:p>
          </table:table-cell>
          <table:table-cell table:formula="of:=MID([.B41];[.D41]+1;[.E41]-[.D41]-1)" office:value-type="string" office:string-value="10" calcext:value-type="string">
            <text:p>10</text:p>
          </table:table-cell>
          <table:table-cell table:formula="of:=RIGHT([.B41];LEN([.B41])-[.E41])" office:value-type="string" office:string-value="1" calcext:value-type="string">
            <text:p>1</text:p>
          </table:table-cell>
          <table:table-cell table:style-name="ce1" table:formula="of:=DATE(LEFT([.C41];4);MID([.C41];6;2);MID([.C41];9;2))" office:value-type="date" office:date-value="2016-01-08" calcext:value-type="date">
            <text:p>01/08/16</text:p>
          </table:table-cell>
          <table:table-cell table:style-name="ce3" table:formula="of:=[.F41]+[.G41]/100+[.H41]/10000" office:value-type="float" office:value="0.1001" calcext:value-type="float">
            <text:p>0.1001</text:p>
          </table:table-cell>
          <table:table-cell table:style-name="ce4" table:formula="of:=IF([.H41]=&quot;0&quot;;[.J41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0.0</text:p>
          </table:table-cell>
          <table:table-cell office:value-type="string" calcext:value-type="string">
            <text:p>2015-12-23T18:00:51Z</text:p>
          </table:table-cell>
          <table:table-cell table:formula="of:=FIND(&quot;.&quot;;[.B42])" office:value-type="float" office:value="2" calcext:value-type="float">
            <text:p>2</text:p>
          </table:table-cell>
          <table:table-cell table:formula="of:=FIND(&quot;.&quot;;[.B42];[.D42]+1)" office:value-type="float" office:value="5" calcext:value-type="float">
            <text:p>5</text:p>
          </table:table-cell>
          <table:table-cell table:formula="of:=LEFT([.B42];[.D42]-1)" office:value-type="string" office:string-value="0" calcext:value-type="string">
            <text:p>0</text:p>
          </table:table-cell>
          <table:table-cell table:formula="of:=MID([.B42];[.D42]+1;[.E42]-[.D42]-1)" office:value-type="string" office:string-value="10" calcext:value-type="string">
            <text:p>10</text:p>
          </table:table-cell>
          <table:table-cell table:formula="of:=RIGHT([.B42];LEN([.B42])-[.E42])" office:value-type="string" office:string-value="0" calcext:value-type="string">
            <text:p>0</text:p>
          </table:table-cell>
          <table:table-cell table:style-name="ce1" table:formula="of:=DATE(LEFT([.C42];4);MID([.C42];6;2);MID([.C42];9;2))" office:value-type="date" office:date-value="2015-12-23" calcext:value-type="date">
            <text:p>12/23/15</text:p>
          </table:table-cell>
          <table:table-cell table:style-name="ce3" table:formula="of:=[.F42]+[.G42]/100+[.H42]/10000" office:value-type="float" office:value="0.1" calcext:value-type="float">
            <text:p>0.1000</text:p>
          </table:table-cell>
          <table:table-cell table:style-name="ce4" table:formula="of:=IF([.H42]=&quot;0&quot;;[.J42];&quot;&quot;)" office:value-type="float" office:value="0.1" calcext:value-type="float">
            <text:p>0.1000</text:p>
          </table:table-cell>
        </table:table-row>
        <table:table-row table:style-name="ro1">
          <table:table-cell/>
          <table:table-cell office:value-type="string" calcext:value-type="string">
            <text:p>0.9.1</text:p>
          </table:table-cell>
          <table:table-cell office:value-type="string" calcext:value-type="string">
            <text:p>2015-10-30T04:12:33Z</text:p>
          </table:table-cell>
          <table:table-cell table:formula="of:=FIND(&quot;.&quot;;[.B43])" office:value-type="float" office:value="2" calcext:value-type="float">
            <text:p>2</text:p>
          </table:table-cell>
          <table:table-cell table:formula="of:=FIND(&quot;.&quot;;[.B43];[.D43]+1)" office:value-type="float" office:value="4" calcext:value-type="float">
            <text:p>4</text:p>
          </table:table-cell>
          <table:table-cell table:formula="of:=LEFT([.B43];[.D43]-1)" office:value-type="string" office:string-value="0" calcext:value-type="string">
            <text:p>0</text:p>
          </table:table-cell>
          <table:table-cell table:formula="of:=MID([.B43];[.D43]+1;[.E43]-[.D43]-1)" office:value-type="string" office:string-value="9" calcext:value-type="string">
            <text:p>9</text:p>
          </table:table-cell>
          <table:table-cell table:formula="of:=RIGHT([.B43];LEN([.B43])-[.E43])" office:value-type="string" office:string-value="1" calcext:value-type="string">
            <text:p>1</text:p>
          </table:table-cell>
          <table:table-cell table:style-name="ce1" table:formula="of:=DATE(LEFT([.C43];4);MID([.C43];6;2);MID([.C43];9;2))" office:value-type="date" office:date-value="2015-10-30" calcext:value-type="date">
            <text:p>10/30/15</text:p>
          </table:table-cell>
          <table:table-cell table:style-name="ce3" table:formula="of:=[.F43]+[.G43]/100+[.H43]/10000" office:value-type="float" office:value="0.0901" calcext:value-type="float">
            <text:p>0.0901</text:p>
          </table:table-cell>
          <table:table-cell table:style-name="ce4" table:formula="of:=IF([.H43]=&quot;0&quot;;[.J43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9.0</text:p>
          </table:table-cell>
          <table:table-cell office:value-type="string" calcext:value-type="string">
            <text:p>2015-10-16T21:25:42Z</text:p>
          </table:table-cell>
          <table:table-cell table:formula="of:=FIND(&quot;.&quot;;[.B44])" office:value-type="float" office:value="2" calcext:value-type="float">
            <text:p>2</text:p>
          </table:table-cell>
          <table:table-cell table:formula="of:=FIND(&quot;.&quot;;[.B44];[.D44]+1)" office:value-type="float" office:value="4" calcext:value-type="float">
            <text:p>4</text:p>
          </table:table-cell>
          <table:table-cell table:formula="of:=LEFT([.B44];[.D44]-1)" office:value-type="string" office:string-value="0" calcext:value-type="string">
            <text:p>0</text:p>
          </table:table-cell>
          <table:table-cell table:formula="of:=MID([.B44];[.D44]+1;[.E44]-[.D44]-1)" office:value-type="string" office:string-value="9" calcext:value-type="string">
            <text:p>9</text:p>
          </table:table-cell>
          <table:table-cell table:formula="of:=RIGHT([.B44];LEN([.B44])-[.E44])" office:value-type="string" office:string-value="0" calcext:value-type="string">
            <text:p>0</text:p>
          </table:table-cell>
          <table:table-cell table:style-name="ce1" table:formula="of:=DATE(LEFT([.C44];4);MID([.C44];6;2);MID([.C44];9;2))" office:value-type="date" office:date-value="2015-10-16" calcext:value-type="date">
            <text:p>10/16/15</text:p>
          </table:table-cell>
          <table:table-cell table:style-name="ce3" table:formula="of:=[.F44]+[.G44]/100+[.H44]/10000" office:value-type="float" office:value="0.09" calcext:value-type="float">
            <text:p>0.0900</text:p>
          </table:table-cell>
          <table:table-cell table:style-name="ce4" table:formula="of:=IF([.H44]=&quot;0&quot;;[.J44];&quot;&quot;)" office:value-type="float" office:value="0.09" calcext:value-type="float">
            <text:p>0.0900</text:p>
          </table:table-cell>
        </table:table-row>
        <table:table-row table:style-name="ro1">
          <table:table-cell/>
          <table:table-cell office:value-type="string" calcext:value-type="string">
            <text:p>0.8.0</text:p>
          </table:table-cell>
          <table:table-cell office:value-type="string" calcext:value-type="string">
            <text:p>2015-09-19T12:43:10Z</text:p>
          </table:table-cell>
          <table:table-cell table:formula="of:=FIND(&quot;.&quot;;[.B45])" office:value-type="float" office:value="2" calcext:value-type="float">
            <text:p>2</text:p>
          </table:table-cell>
          <table:table-cell table:formula="of:=FIND(&quot;.&quot;;[.B45];[.D45]+1)" office:value-type="float" office:value="4" calcext:value-type="float">
            <text:p>4</text:p>
          </table:table-cell>
          <table:table-cell table:formula="of:=LEFT([.B45];[.D45]-1)" office:value-type="string" office:string-value="0" calcext:value-type="string">
            <text:p>0</text:p>
          </table:table-cell>
          <table:table-cell table:formula="of:=MID([.B45];[.D45]+1;[.E45]-[.D45]-1)" office:value-type="string" office:string-value="8" calcext:value-type="string">
            <text:p>8</text:p>
          </table:table-cell>
          <table:table-cell table:formula="of:=RIGHT([.B45];LEN([.B45])-[.E45])" office:value-type="string" office:string-value="0" calcext:value-type="string">
            <text:p>0</text:p>
          </table:table-cell>
          <table:table-cell table:style-name="ce1" table:formula="of:=DATE(LEFT([.C45];4);MID([.C45];6;2);MID([.C45];9;2))" office:value-type="date" office:date-value="2015-09-19" calcext:value-type="date">
            <text:p>09/19/15</text:p>
          </table:table-cell>
          <table:table-cell table:style-name="ce3" table:formula="of:=[.F45]+[.G45]/100+[.H45]/10000" office:value-type="float" office:value="0.08" calcext:value-type="float">
            <text:p>0.0800</text:p>
          </table:table-cell>
          <table:table-cell table:style-name="ce4" table:formula="of:=IF([.H45]=&quot;0&quot;;[.J45];&quot;&quot;)" office:value-type="float" office:value="0.08" calcext:value-type="float">
            <text:p>0.0800</text:p>
          </table:table-cell>
        </table:table-row>
        <table:table-row table:style-name="ro1">
          <table:table-cell/>
          <table:table-cell office:value-type="string" calcext:value-type="string">
            <text:p>0.7.7</text:p>
          </table:table-cell>
          <table:table-cell office:value-type="string" calcext:value-type="string">
            <text:p>2015-09-05T03:08:04Z</text:p>
          </table:table-cell>
          <table:table-cell table:formula="of:=FIND(&quot;.&quot;;[.B46])" office:value-type="float" office:value="2" calcext:value-type="float">
            <text:p>2</text:p>
          </table:table-cell>
          <table:table-cell table:formula="of:=FIND(&quot;.&quot;;[.B46];[.D46]+1)" office:value-type="float" office:value="4" calcext:value-type="float">
            <text:p>4</text:p>
          </table:table-cell>
          <table:table-cell table:formula="of:=LEFT([.B46];[.D46]-1)" office:value-type="string" office:string-value="0" calcext:value-type="string">
            <text:p>0</text:p>
          </table:table-cell>
          <table:table-cell table:formula="of:=MID([.B46];[.D46]+1;[.E46]-[.D46]-1)" office:value-type="string" office:string-value="7" calcext:value-type="string">
            <text:p>7</text:p>
          </table:table-cell>
          <table:table-cell table:formula="of:=RIGHT([.B46];LEN([.B46])-[.E46])" office:value-type="string" office:string-value="7" calcext:value-type="string">
            <text:p>7</text:p>
          </table:table-cell>
          <table:table-cell table:style-name="ce1" table:formula="of:=DATE(LEFT([.C46];4);MID([.C46];6;2);MID([.C46];9;2))" office:value-type="date" office:date-value="2015-09-05" calcext:value-type="date">
            <text:p>09/05/15</text:p>
          </table:table-cell>
          <table:table-cell table:style-name="ce3" table:formula="of:=[.F46]+[.G46]/100+[.H46]/10000" office:value-type="float" office:value="0.0707" calcext:value-type="float">
            <text:p>0.0707</text:p>
          </table:table-cell>
          <table:table-cell table:style-name="ce4" table:formula="of:=IF([.H46]=&quot;0&quot;;[.J46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7.6</text:p>
          </table:table-cell>
          <table:table-cell office:value-type="string" calcext:value-type="string">
            <text:p>2015-08-13T22:08:40Z</text:p>
          </table:table-cell>
          <table:table-cell table:formula="of:=FIND(&quot;.&quot;;[.B47])" office:value-type="float" office:value="2" calcext:value-type="float">
            <text:p>2</text:p>
          </table:table-cell>
          <table:table-cell table:formula="of:=FIND(&quot;.&quot;;[.B47];[.D47]+1)" office:value-type="float" office:value="4" calcext:value-type="float">
            <text:p>4</text:p>
          </table:table-cell>
          <table:table-cell table:formula="of:=LEFT([.B47];[.D47]-1)" office:value-type="string" office:string-value="0" calcext:value-type="string">
            <text:p>0</text:p>
          </table:table-cell>
          <table:table-cell table:formula="of:=MID([.B47];[.D47]+1;[.E47]-[.D47]-1)" office:value-type="string" office:string-value="7" calcext:value-type="string">
            <text:p>7</text:p>
          </table:table-cell>
          <table:table-cell table:formula="of:=RIGHT([.B47];LEN([.B47])-[.E47])" office:value-type="string" office:string-value="6" calcext:value-type="string">
            <text:p>6</text:p>
          </table:table-cell>
          <table:table-cell table:style-name="ce1" table:formula="of:=DATE(LEFT([.C47];4);MID([.C47];6;2);MID([.C47];9;2))" office:value-type="date" office:date-value="2015-08-13" calcext:value-type="date">
            <text:p>08/13/15</text:p>
          </table:table-cell>
          <table:table-cell table:style-name="ce3" table:formula="of:=[.F47]+[.G47]/100+[.H47]/10000" office:value-type="float" office:value="0.0706" calcext:value-type="float">
            <text:p>0.0706</text:p>
          </table:table-cell>
          <table:table-cell table:style-name="ce4" table:formula="of:=IF([.H47]=&quot;0&quot;;[.J47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7.5</text:p>
          </table:table-cell>
          <table:table-cell office:value-type="string" calcext:value-type="string">
            <text:p>2015-07-30T17:42:19Z</text:p>
          </table:table-cell>
          <table:table-cell table:formula="of:=FIND(&quot;.&quot;;[.B48])" office:value-type="float" office:value="2" calcext:value-type="float">
            <text:p>2</text:p>
          </table:table-cell>
          <table:table-cell table:formula="of:=FIND(&quot;.&quot;;[.B48];[.D48]+1)" office:value-type="float" office:value="4" calcext:value-type="float">
            <text:p>4</text:p>
          </table:table-cell>
          <table:table-cell table:formula="of:=LEFT([.B48];[.D48]-1)" office:value-type="string" office:string-value="0" calcext:value-type="string">
            <text:p>0</text:p>
          </table:table-cell>
          <table:table-cell table:formula="of:=MID([.B48];[.D48]+1;[.E48]-[.D48]-1)" office:value-type="string" office:string-value="7" calcext:value-type="string">
            <text:p>7</text:p>
          </table:table-cell>
          <table:table-cell table:formula="of:=RIGHT([.B48];LEN([.B48])-[.E48])" office:value-type="string" office:string-value="5" calcext:value-type="string">
            <text:p>5</text:p>
          </table:table-cell>
          <table:table-cell table:style-name="ce1" table:formula="of:=DATE(LEFT([.C48];4);MID([.C48];6;2);MID([.C48];9;2))" office:value-type="date" office:date-value="2015-07-30" calcext:value-type="date">
            <text:p>07/30/15</text:p>
          </table:table-cell>
          <table:table-cell table:style-name="ce3" table:formula="of:=[.F48]+[.G48]/100+[.H48]/10000" office:value-type="float" office:value="0.0705" calcext:value-type="float">
            <text:p>0.0705</text:p>
          </table:table-cell>
          <table:table-cell table:style-name="ce4" table:formula="of:=IF([.H48]=&quot;0&quot;;[.J48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7.4</text:p>
          </table:table-cell>
          <table:table-cell office:value-type="string" calcext:value-type="string">
            <text:p>2015-06-24T01:22:42Z</text:p>
          </table:table-cell>
          <table:table-cell table:formula="of:=FIND(&quot;.&quot;;[.B49])" office:value-type="float" office:value="2" calcext:value-type="float">
            <text:p>2</text:p>
          </table:table-cell>
          <table:table-cell table:formula="of:=FIND(&quot;.&quot;;[.B49];[.D49]+1)" office:value-type="float" office:value="4" calcext:value-type="float">
            <text:p>4</text:p>
          </table:table-cell>
          <table:table-cell table:formula="of:=LEFT([.B49];[.D49]-1)" office:value-type="string" office:string-value="0" calcext:value-type="string">
            <text:p>0</text:p>
          </table:table-cell>
          <table:table-cell table:formula="of:=MID([.B49];[.D49]+1;[.E49]-[.D49]-1)" office:value-type="string" office:string-value="7" calcext:value-type="string">
            <text:p>7</text:p>
          </table:table-cell>
          <table:table-cell table:formula="of:=RIGHT([.B49];LEN([.B49])-[.E49])" office:value-type="string" office:string-value="4" calcext:value-type="string">
            <text:p>4</text:p>
          </table:table-cell>
          <table:table-cell table:style-name="ce1" table:formula="of:=DATE(LEFT([.C49];4);MID([.C49];6;2);MID([.C49];9;2))" office:value-type="date" office:date-value="2015-06-24" calcext:value-type="date">
            <text:p>06/24/15</text:p>
          </table:table-cell>
          <table:table-cell table:style-name="ce3" table:formula="of:=[.F49]+[.G49]/100+[.H49]/10000" office:value-type="float" office:value="0.0704" calcext:value-type="float">
            <text:p>0.0704</text:p>
          </table:table-cell>
          <table:table-cell table:style-name="ce4" table:formula="of:=IF([.H49]=&quot;0&quot;;[.J49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7.3</text:p>
          </table:table-cell>
          <table:table-cell office:value-type="string" calcext:value-type="string">
            <text:p>2015-06-07T16:47:53Z</text:p>
          </table:table-cell>
          <table:table-cell table:formula="of:=FIND(&quot;.&quot;;[.B50])" office:value-type="float" office:value="2" calcext:value-type="float">
            <text:p>2</text:p>
          </table:table-cell>
          <table:table-cell table:formula="of:=FIND(&quot;.&quot;;[.B50];[.D50]+1)" office:value-type="float" office:value="4" calcext:value-type="float">
            <text:p>4</text:p>
          </table:table-cell>
          <table:table-cell table:formula="of:=LEFT([.B50];[.D50]-1)" office:value-type="string" office:string-value="0" calcext:value-type="string">
            <text:p>0</text:p>
          </table:table-cell>
          <table:table-cell table:formula="of:=MID([.B50];[.D50]+1;[.E50]-[.D50]-1)" office:value-type="string" office:string-value="7" calcext:value-type="string">
            <text:p>7</text:p>
          </table:table-cell>
          <table:table-cell table:formula="of:=RIGHT([.B50];LEN([.B50])-[.E50])" office:value-type="string" office:string-value="3" calcext:value-type="string">
            <text:p>3</text:p>
          </table:table-cell>
          <table:table-cell table:style-name="ce1" table:formula="of:=DATE(LEFT([.C50];4);MID([.C50];6;2);MID([.C50];9;2))" office:value-type="date" office:date-value="2015-06-07" calcext:value-type="date">
            <text:p>06/07/15</text:p>
          </table:table-cell>
          <table:table-cell table:style-name="ce3" table:formula="of:=[.F50]+[.G50]/100+[.H50]/10000" office:value-type="float" office:value="0.0703" calcext:value-type="float">
            <text:p>0.0703</text:p>
          </table:table-cell>
          <table:table-cell table:style-name="ce4" table:formula="of:=IF([.H50]=&quot;0&quot;;[.J50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7.2</text:p>
          </table:table-cell>
          <table:table-cell office:value-type="string" calcext:value-type="string">
            <text:p>2015-05-26T16:56:31Z</text:p>
          </table:table-cell>
          <table:table-cell table:formula="of:=FIND(&quot;.&quot;;[.B51])" office:value-type="float" office:value="2" calcext:value-type="float">
            <text:p>2</text:p>
          </table:table-cell>
          <table:table-cell table:formula="of:=FIND(&quot;.&quot;;[.B51];[.D51]+1)" office:value-type="float" office:value="4" calcext:value-type="float">
            <text:p>4</text:p>
          </table:table-cell>
          <table:table-cell table:formula="of:=LEFT([.B51];[.D51]-1)" office:value-type="string" office:string-value="0" calcext:value-type="string">
            <text:p>0</text:p>
          </table:table-cell>
          <table:table-cell table:formula="of:=MID([.B51];[.D51]+1;[.E51]-[.D51]-1)" office:value-type="string" office:string-value="7" calcext:value-type="string">
            <text:p>7</text:p>
          </table:table-cell>
          <table:table-cell table:formula="of:=RIGHT([.B51];LEN([.B51])-[.E51])" office:value-type="string" office:string-value="2" calcext:value-type="string">
            <text:p>2</text:p>
          </table:table-cell>
          <table:table-cell table:style-name="ce1" table:formula="of:=DATE(LEFT([.C51];4);MID([.C51];6;2);MID([.C51];9;2))" office:value-type="date" office:date-value="2015-05-26" calcext:value-type="date">
            <text:p>05/26/15</text:p>
          </table:table-cell>
          <table:table-cell table:style-name="ce3" table:formula="of:=[.F51]+[.G51]/100+[.H51]/10000" office:value-type="float" office:value="0.0702" calcext:value-type="float">
            <text:p>0.0702</text:p>
          </table:table-cell>
          <table:table-cell table:style-name="ce4" table:formula="of:=IF([.H51]=&quot;0&quot;;[.J51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7.1</text:p>
          </table:table-cell>
          <table:table-cell office:value-type="string" calcext:value-type="string">
            <text:p>2015-05-01T01:23:32Z</text:p>
          </table:table-cell>
          <table:table-cell table:formula="of:=FIND(&quot;.&quot;;[.B52])" office:value-type="float" office:value="2" calcext:value-type="float">
            <text:p>2</text:p>
          </table:table-cell>
          <table:table-cell table:formula="of:=FIND(&quot;.&quot;;[.B52];[.D52]+1)" office:value-type="float" office:value="4" calcext:value-type="float">
            <text:p>4</text:p>
          </table:table-cell>
          <table:table-cell table:formula="of:=LEFT([.B52];[.D52]-1)" office:value-type="string" office:string-value="0" calcext:value-type="string">
            <text:p>0</text:p>
          </table:table-cell>
          <table:table-cell table:formula="of:=MID([.B52];[.D52]+1;[.E52]-[.D52]-1)" office:value-type="string" office:string-value="7" calcext:value-type="string">
            <text:p>7</text:p>
          </table:table-cell>
          <table:table-cell table:formula="of:=RIGHT([.B52];LEN([.B52])-[.E52])" office:value-type="string" office:string-value="1" calcext:value-type="string">
            <text:p>1</text:p>
          </table:table-cell>
          <table:table-cell table:style-name="ce1" table:formula="of:=DATE(LEFT([.C52];4);MID([.C52];6;2);MID([.C52];9;2))" office:value-type="date" office:date-value="2015-05-01" calcext:value-type="date">
            <text:p>05/01/15</text:p>
          </table:table-cell>
          <table:table-cell table:style-name="ce3" table:formula="of:=[.F52]+[.G52]/100+[.H52]/10000" office:value-type="float" office:value="0.0701" calcext:value-type="float">
            <text:p>0.0701</text:p>
          </table:table-cell>
          <table:table-cell table:style-name="ce4" table:formula="of:=IF([.H52]=&quot;0&quot;;[.J52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7.0</text:p>
          </table:table-cell>
          <table:table-cell office:value-type="string" calcext:value-type="string">
            <text:p>2015-04-30T20:41:22Z</text:p>
          </table:table-cell>
          <table:table-cell table:formula="of:=FIND(&quot;.&quot;;[.B53])" office:value-type="float" office:value="2" calcext:value-type="float">
            <text:p>2</text:p>
          </table:table-cell>
          <table:table-cell table:formula="of:=FIND(&quot;.&quot;;[.B53];[.D53]+1)" office:value-type="float" office:value="4" calcext:value-type="float">
            <text:p>4</text:p>
          </table:table-cell>
          <table:table-cell table:formula="of:=LEFT([.B53];[.D53]-1)" office:value-type="string" office:string-value="0" calcext:value-type="string">
            <text:p>0</text:p>
          </table:table-cell>
          <table:table-cell table:formula="of:=MID([.B53];[.D53]+1;[.E53]-[.D53]-1)" office:value-type="string" office:string-value="7" calcext:value-type="string">
            <text:p>7</text:p>
          </table:table-cell>
          <table:table-cell table:formula="of:=RIGHT([.B53];LEN([.B53])-[.E53])" office:value-type="string" office:string-value="0" calcext:value-type="string">
            <text:p>0</text:p>
          </table:table-cell>
          <table:table-cell table:style-name="ce1" table:formula="of:=DATE(LEFT([.C53];4);MID([.C53];6;2);MID([.C53];9;2))" office:value-type="date" office:date-value="2015-04-30" calcext:value-type="date">
            <text:p>04/30/15</text:p>
          </table:table-cell>
          <table:table-cell table:style-name="ce3" table:formula="of:=[.F53]+[.G53]/100+[.H53]/10000" office:value-type="float" office:value="0.07" calcext:value-type="float">
            <text:p>0.0700</text:p>
          </table:table-cell>
          <table:table-cell table:style-name="ce4" table:formula="of:=IF([.H53]=&quot;0&quot;;[.J53];&quot;&quot;)" office:value-type="float" office:value="0.07" calcext:value-type="float">
            <text:p>0.0700</text:p>
          </table:table-cell>
        </table:table-row>
        <table:table-row table:style-name="ro1">
          <table:table-cell/>
          <table:table-cell office:value-type="string" calcext:value-type="string">
            <text:p>0.6.1</text:p>
          </table:table-cell>
          <table:table-cell office:value-type="string" calcext:value-type="string">
            <text:p>2015-03-05T00:46:40Z</text:p>
          </table:table-cell>
          <table:table-cell table:formula="of:=FIND(&quot;.&quot;;[.B54])" office:value-type="float" office:value="2" calcext:value-type="float">
            <text:p>2</text:p>
          </table:table-cell>
          <table:table-cell table:formula="of:=FIND(&quot;.&quot;;[.B54];[.D54]+1)" office:value-type="float" office:value="4" calcext:value-type="float">
            <text:p>4</text:p>
          </table:table-cell>
          <table:table-cell table:formula="of:=LEFT([.B54];[.D54]-1)" office:value-type="string" office:string-value="0" calcext:value-type="string">
            <text:p>0</text:p>
          </table:table-cell>
          <table:table-cell table:formula="of:=MID([.B54];[.D54]+1;[.E54]-[.D54]-1)" office:value-type="string" office:string-value="6" calcext:value-type="string">
            <text:p>6</text:p>
          </table:table-cell>
          <table:table-cell table:formula="of:=RIGHT([.B54];LEN([.B54])-[.E54])" office:value-type="string" office:string-value="1" calcext:value-type="string">
            <text:p>1</text:p>
          </table:table-cell>
          <table:table-cell table:style-name="ce1" table:formula="of:=DATE(LEFT([.C54];4);MID([.C54];6;2);MID([.C54];9;2))" office:value-type="date" office:date-value="2015-03-05" calcext:value-type="date">
            <text:p>03/05/15</text:p>
          </table:table-cell>
          <table:table-cell table:style-name="ce3" table:formula="of:=[.F54]+[.G54]/100+[.H54]/10000" office:value-type="float" office:value="0.0601" calcext:value-type="float">
            <text:p>0.0601</text:p>
          </table:table-cell>
          <table:table-cell table:style-name="ce4" table:formula="of:=IF([.H54]=&quot;0&quot;;[.J54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6.0</text:p>
          </table:table-cell>
          <table:table-cell office:value-type="string" calcext:value-type="string">
            <text:p>2015-02-12T10:50:00Z</text:p>
          </table:table-cell>
          <table:table-cell table:formula="of:=FIND(&quot;.&quot;;[.B55])" office:value-type="float" office:value="2" calcext:value-type="float">
            <text:p>2</text:p>
          </table:table-cell>
          <table:table-cell table:formula="of:=FIND(&quot;.&quot;;[.B55];[.D55]+1)" office:value-type="float" office:value="4" calcext:value-type="float">
            <text:p>4</text:p>
          </table:table-cell>
          <table:table-cell table:formula="of:=LEFT([.B55];[.D55]-1)" office:value-type="string" office:string-value="0" calcext:value-type="string">
            <text:p>0</text:p>
          </table:table-cell>
          <table:table-cell table:formula="of:=MID([.B55];[.D55]+1;[.E55]-[.D55]-1)" office:value-type="string" office:string-value="6" calcext:value-type="string">
            <text:p>6</text:p>
          </table:table-cell>
          <table:table-cell table:formula="of:=RIGHT([.B55];LEN([.B55])-[.E55])" office:value-type="string" office:string-value="0" calcext:value-type="string">
            <text:p>0</text:p>
          </table:table-cell>
          <table:table-cell table:style-name="ce1" table:formula="of:=DATE(LEFT([.C55];4);MID([.C55];6;2);MID([.C55];9;2))" office:value-type="date" office:date-value="2015-02-12" calcext:value-type="date">
            <text:p>02/12/15</text:p>
          </table:table-cell>
          <table:table-cell table:style-name="ce3" table:formula="of:=[.F55]+[.G55]/100+[.H55]/10000" office:value-type="float" office:value="0.06" calcext:value-type="float">
            <text:p>0.0600</text:p>
          </table:table-cell>
          <table:table-cell table:style-name="ce4" table:formula="of:=IF([.H55]=&quot;0&quot;;[.J55];&quot;&quot;)" office:value-type="float" office:value="0.06" calcext:value-type="float">
            <text:p>0.0600</text:p>
          </table:table-cell>
        </table:table-row>
        <table:table-row table:style-name="ro1">
          <table:table-cell/>
          <table:table-cell office:value-type="string" calcext:value-type="string">
            <text:p>0.5.10</text:p>
          </table:table-cell>
          <table:table-cell office:value-type="string" calcext:value-type="string">
            <text:p>2015-02-12T10:15:41Z</text:p>
          </table:table-cell>
          <table:table-cell table:formula="of:=FIND(&quot;.&quot;;[.B56])" office:value-type="float" office:value="2" calcext:value-type="float">
            <text:p>2</text:p>
          </table:table-cell>
          <table:table-cell table:formula="of:=FIND(&quot;.&quot;;[.B56];[.D56]+1)" office:value-type="float" office:value="4" calcext:value-type="float">
            <text:p>4</text:p>
          </table:table-cell>
          <table:table-cell table:formula="of:=LEFT([.B56];[.D56]-1)" office:value-type="string" office:string-value="0" calcext:value-type="string">
            <text:p>0</text:p>
          </table:table-cell>
          <table:table-cell table:formula="of:=MID([.B56];[.D56]+1;[.E56]-[.D56]-1)" office:value-type="string" office:string-value="5" calcext:value-type="string">
            <text:p>5</text:p>
          </table:table-cell>
          <table:table-cell table:formula="of:=RIGHT([.B56];LEN([.B56])-[.E56])" office:value-type="string" office:string-value="10" calcext:value-type="string">
            <text:p>10</text:p>
          </table:table-cell>
          <table:table-cell table:style-name="ce1" table:formula="of:=DATE(LEFT([.C56];4);MID([.C56];6;2);MID([.C56];9;2))" office:value-type="date" office:date-value="2015-02-12" calcext:value-type="date">
            <text:p>02/12/15</text:p>
          </table:table-cell>
          <table:table-cell table:style-name="ce3" table:formula="of:=[.F56]+[.G56]/100+[.H56]/10000" office:value-type="float" office:value="0.051" calcext:value-type="float">
            <text:p>0.0510</text:p>
          </table:table-cell>
          <table:table-cell table:style-name="ce4" table:formula="of:=IF([.H56]=&quot;0&quot;;[.J56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5.9</text:p>
          </table:table-cell>
          <table:table-cell office:value-type="string" calcext:value-type="string">
            <text:p>2015-02-07T20:35:33Z</text:p>
          </table:table-cell>
          <table:table-cell table:formula="of:=FIND(&quot;.&quot;;[.B57])" office:value-type="float" office:value="2" calcext:value-type="float">
            <text:p>2</text:p>
          </table:table-cell>
          <table:table-cell table:formula="of:=FIND(&quot;.&quot;;[.B57];[.D57]+1)" office:value-type="float" office:value="4" calcext:value-type="float">
            <text:p>4</text:p>
          </table:table-cell>
          <table:table-cell table:formula="of:=LEFT([.B57];[.D57]-1)" office:value-type="string" office:string-value="0" calcext:value-type="string">
            <text:p>0</text:p>
          </table:table-cell>
          <table:table-cell table:formula="of:=MID([.B57];[.D57]+1;[.E57]-[.D57]-1)" office:value-type="string" office:string-value="5" calcext:value-type="string">
            <text:p>5</text:p>
          </table:table-cell>
          <table:table-cell table:formula="of:=RIGHT([.B57];LEN([.B57])-[.E57])" office:value-type="string" office:string-value="9" calcext:value-type="string">
            <text:p>9</text:p>
          </table:table-cell>
          <table:table-cell table:style-name="ce1" table:formula="of:=DATE(LEFT([.C57];4);MID([.C57];6;2);MID([.C57];9;2))" office:value-type="date" office:date-value="2015-02-07" calcext:value-type="date">
            <text:p>02/07/15</text:p>
          </table:table-cell>
          <table:table-cell table:style-name="ce3" table:formula="of:=[.F57]+[.G57]/100+[.H57]/10000" office:value-type="float" office:value="0.0509" calcext:value-type="float">
            <text:p>0.0509</text:p>
          </table:table-cell>
          <table:table-cell table:style-name="ce4" table:formula="of:=IF([.H57]=&quot;0&quot;;[.J57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5.8</text:p>
          </table:table-cell>
          <table:table-cell office:value-type="string" calcext:value-type="string">
            <text:p>2015-01-16T20:43:21Z</text:p>
          </table:table-cell>
          <table:table-cell table:formula="of:=FIND(&quot;.&quot;;[.B58])" office:value-type="float" office:value="2" calcext:value-type="float">
            <text:p>2</text:p>
          </table:table-cell>
          <table:table-cell table:formula="of:=FIND(&quot;.&quot;;[.B58];[.D58]+1)" office:value-type="float" office:value="4" calcext:value-type="float">
            <text:p>4</text:p>
          </table:table-cell>
          <table:table-cell table:formula="of:=LEFT([.B58];[.D58]-1)" office:value-type="string" office:string-value="0" calcext:value-type="string">
            <text:p>0</text:p>
          </table:table-cell>
          <table:table-cell table:formula="of:=MID([.B58];[.D58]+1;[.E58]-[.D58]-1)" office:value-type="string" office:string-value="5" calcext:value-type="string">
            <text:p>5</text:p>
          </table:table-cell>
          <table:table-cell table:formula="of:=RIGHT([.B58];LEN([.B58])-[.E58])" office:value-type="string" office:string-value="8" calcext:value-type="string">
            <text:p>8</text:p>
          </table:table-cell>
          <table:table-cell table:style-name="ce1" table:formula="of:=DATE(LEFT([.C58];4);MID([.C58];6;2);MID([.C58];9;2))" office:value-type="date" office:date-value="2015-01-16" calcext:value-type="date">
            <text:p>01/16/15</text:p>
          </table:table-cell>
          <table:table-cell table:style-name="ce3" table:formula="of:=[.F58]+[.G58]/100+[.H58]/10000" office:value-type="float" office:value="0.0508" calcext:value-type="float">
            <text:p>0.0508</text:p>
          </table:table-cell>
          <table:table-cell table:style-name="ce4" table:formula="of:=IF([.H58]=&quot;0&quot;;[.J58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5.7</text:p>
          </table:table-cell>
          <table:table-cell office:value-type="string" calcext:value-type="string">
            <text:p>2015-01-02T23:47:14Z</text:p>
          </table:table-cell>
          <table:table-cell table:formula="of:=FIND(&quot;.&quot;;[.B59])" office:value-type="float" office:value="2" calcext:value-type="float">
            <text:p>2</text:p>
          </table:table-cell>
          <table:table-cell table:formula="of:=FIND(&quot;.&quot;;[.B59];[.D59]+1)" office:value-type="float" office:value="4" calcext:value-type="float">
            <text:p>4</text:p>
          </table:table-cell>
          <table:table-cell table:formula="of:=LEFT([.B59];[.D59]-1)" office:value-type="string" office:string-value="0" calcext:value-type="string">
            <text:p>0</text:p>
          </table:table-cell>
          <table:table-cell table:formula="of:=MID([.B59];[.D59]+1;[.E59]-[.D59]-1)" office:value-type="string" office:string-value="5" calcext:value-type="string">
            <text:p>5</text:p>
          </table:table-cell>
          <table:table-cell table:formula="of:=RIGHT([.B59];LEN([.B59])-[.E59])" office:value-type="string" office:string-value="7" calcext:value-type="string">
            <text:p>7</text:p>
          </table:table-cell>
          <table:table-cell table:style-name="ce1" table:formula="of:=DATE(LEFT([.C59];4);MID([.C59];6;2);MID([.C59];9;2))" office:value-type="date" office:date-value="2015-01-02" calcext:value-type="date">
            <text:p>01/02/15</text:p>
          </table:table-cell>
          <table:table-cell table:style-name="ce3" table:formula="of:=[.F59]+[.G59]/100+[.H59]/10000" office:value-type="float" office:value="0.0507" calcext:value-type="float">
            <text:p>0.0507</text:p>
          </table:table-cell>
          <table:table-cell table:style-name="ce4" table:formula="of:=IF([.H59]=&quot;0&quot;;[.J59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5.6</text:p>
          </table:table-cell>
          <table:table-cell office:value-type="string" calcext:value-type="string">
            <text:p>2014-12-31T17:49:08Z</text:p>
          </table:table-cell>
          <table:table-cell table:formula="of:=FIND(&quot;.&quot;;[.B60])" office:value-type="float" office:value="2" calcext:value-type="float">
            <text:p>2</text:p>
          </table:table-cell>
          <table:table-cell table:formula="of:=FIND(&quot;.&quot;;[.B60];[.D60]+1)" office:value-type="float" office:value="4" calcext:value-type="float">
            <text:p>4</text:p>
          </table:table-cell>
          <table:table-cell table:formula="of:=LEFT([.B60];[.D60]-1)" office:value-type="string" office:string-value="0" calcext:value-type="string">
            <text:p>0</text:p>
          </table:table-cell>
          <table:table-cell table:formula="of:=MID([.B60];[.D60]+1;[.E60]-[.D60]-1)" office:value-type="string" office:string-value="5" calcext:value-type="string">
            <text:p>5</text:p>
          </table:table-cell>
          <table:table-cell table:formula="of:=RIGHT([.B60];LEN([.B60])-[.E60])" office:value-type="string" office:string-value="6" calcext:value-type="string">
            <text:p>6</text:p>
          </table:table-cell>
          <table:table-cell table:style-name="ce1" table:formula="of:=DATE(LEFT([.C60];4);MID([.C60];6;2);MID([.C60];9;2))" office:value-type="date" office:date-value="2014-12-31" calcext:value-type="date">
            <text:p>12/31/14</text:p>
          </table:table-cell>
          <table:table-cell table:style-name="ce3" table:formula="of:=[.F60]+[.G60]/100+[.H60]/10000" office:value-type="float" office:value="0.0506" calcext:value-type="float">
            <text:p>0.0506</text:p>
          </table:table-cell>
          <table:table-cell table:style-name="ce4" table:formula="of:=IF([.H60]=&quot;0&quot;;[.J60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5.5</text:p>
          </table:table-cell>
          <table:table-cell office:value-type="string" calcext:value-type="string">
            <text:p>2014-12-12T22:59:59Z</text:p>
          </table:table-cell>
          <table:table-cell table:formula="of:=FIND(&quot;.&quot;;[.B61])" office:value-type="float" office:value="2" calcext:value-type="float">
            <text:p>2</text:p>
          </table:table-cell>
          <table:table-cell table:formula="of:=FIND(&quot;.&quot;;[.B61];[.D61]+1)" office:value-type="float" office:value="4" calcext:value-type="float">
            <text:p>4</text:p>
          </table:table-cell>
          <table:table-cell table:formula="of:=LEFT([.B61];[.D61]-1)" office:value-type="string" office:string-value="0" calcext:value-type="string">
            <text:p>0</text:p>
          </table:table-cell>
          <table:table-cell table:formula="of:=MID([.B61];[.D61]+1;[.E61]-[.D61]-1)" office:value-type="string" office:string-value="5" calcext:value-type="string">
            <text:p>5</text:p>
          </table:table-cell>
          <table:table-cell table:formula="of:=RIGHT([.B61];LEN([.B61])-[.E61])" office:value-type="string" office:string-value="5" calcext:value-type="string">
            <text:p>5</text:p>
          </table:table-cell>
          <table:table-cell table:style-name="ce1" table:formula="of:=DATE(LEFT([.C61];4);MID([.C61];6;2);MID([.C61];9;2))" office:value-type="date" office:date-value="2014-12-12" calcext:value-type="date">
            <text:p>12/12/14</text:p>
          </table:table-cell>
          <table:table-cell table:style-name="ce3" table:formula="of:=[.F61]+[.G61]/100+[.H61]/10000" office:value-type="float" office:value="0.0505" calcext:value-type="float">
            <text:p>0.0505</text:p>
          </table:table-cell>
          <table:table-cell table:style-name="ce4" table:formula="of:=IF([.H61]=&quot;0&quot;;[.J61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5.4</text:p>
          </table:table-cell>
          <table:table-cell office:value-type="string" calcext:value-type="string">
            <text:p>2014-12-04T19:33:28Z</text:p>
          </table:table-cell>
          <table:table-cell table:formula="of:=FIND(&quot;.&quot;;[.B62])" office:value-type="float" office:value="2" calcext:value-type="float">
            <text:p>2</text:p>
          </table:table-cell>
          <table:table-cell table:formula="of:=FIND(&quot;.&quot;;[.B62];[.D62]+1)" office:value-type="float" office:value="4" calcext:value-type="float">
            <text:p>4</text:p>
          </table:table-cell>
          <table:table-cell table:formula="of:=LEFT([.B62];[.D62]-1)" office:value-type="string" office:string-value="0" calcext:value-type="string">
            <text:p>0</text:p>
          </table:table-cell>
          <table:table-cell table:formula="of:=MID([.B62];[.D62]+1;[.E62]-[.D62]-1)" office:value-type="string" office:string-value="5" calcext:value-type="string">
            <text:p>5</text:p>
          </table:table-cell>
          <table:table-cell table:formula="of:=RIGHT([.B62];LEN([.B62])-[.E62])" office:value-type="string" office:string-value="4" calcext:value-type="string">
            <text:p>4</text:p>
          </table:table-cell>
          <table:table-cell table:style-name="ce1" table:formula="of:=DATE(LEFT([.C62];4);MID([.C62];6;2);MID([.C62];9;2))" office:value-type="date" office:date-value="2014-12-04" calcext:value-type="date">
            <text:p>12/04/14</text:p>
          </table:table-cell>
          <table:table-cell table:style-name="ce3" table:formula="of:=[.F62]+[.G62]/100+[.H62]/10000" office:value-type="float" office:value="0.0504" calcext:value-type="float">
            <text:p>0.0504</text:p>
          </table:table-cell>
          <table:table-cell table:style-name="ce4" table:formula="of:=IF([.H62]=&quot;0&quot;;[.J62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5.3</text:p>
          </table:table-cell>
          <table:table-cell office:value-type="string" calcext:value-type="string">
            <text:p>2014-11-06T21:57:57Z</text:p>
          </table:table-cell>
          <table:table-cell table:formula="of:=FIND(&quot;.&quot;;[.B63])" office:value-type="float" office:value="2" calcext:value-type="float">
            <text:p>2</text:p>
          </table:table-cell>
          <table:table-cell table:formula="of:=FIND(&quot;.&quot;;[.B63];[.D63]+1)" office:value-type="float" office:value="4" calcext:value-type="float">
            <text:p>4</text:p>
          </table:table-cell>
          <table:table-cell table:formula="of:=LEFT([.B63];[.D63]-1)" office:value-type="string" office:string-value="0" calcext:value-type="string">
            <text:p>0</text:p>
          </table:table-cell>
          <table:table-cell table:formula="of:=MID([.B63];[.D63]+1;[.E63]-[.D63]-1)" office:value-type="string" office:string-value="5" calcext:value-type="string">
            <text:p>5</text:p>
          </table:table-cell>
          <table:table-cell table:formula="of:=RIGHT([.B63];LEN([.B63])-[.E63])" office:value-type="string" office:string-value="3" calcext:value-type="string">
            <text:p>3</text:p>
          </table:table-cell>
          <table:table-cell table:style-name="ce1" table:formula="of:=DATE(LEFT([.C63];4);MID([.C63];6;2);MID([.C63];9;2))" office:value-type="date" office:date-value="2014-11-06" calcext:value-type="date">
            <text:p>11/06/14</text:p>
          </table:table-cell>
          <table:table-cell table:style-name="ce3" table:formula="of:=[.F63]+[.G63]/100+[.H63]/10000" office:value-type="float" office:value="0.0503" calcext:value-type="float">
            <text:p>0.0503</text:p>
          </table:table-cell>
          <table:table-cell table:style-name="ce4" table:formula="of:=IF([.H63]=&quot;0&quot;;[.J63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5.2</text:p>
          </table:table-cell>
          <table:table-cell office:value-type="string" calcext:value-type="string">
            <text:p>2014-11-04T22:20:08Z</text:p>
          </table:table-cell>
          <table:table-cell table:formula="of:=FIND(&quot;.&quot;;[.B64])" office:value-type="float" office:value="2" calcext:value-type="float">
            <text:p>2</text:p>
          </table:table-cell>
          <table:table-cell table:formula="of:=FIND(&quot;.&quot;;[.B64];[.D64]+1)" office:value-type="float" office:value="4" calcext:value-type="float">
            <text:p>4</text:p>
          </table:table-cell>
          <table:table-cell table:formula="of:=LEFT([.B64];[.D64]-1)" office:value-type="string" office:string-value="0" calcext:value-type="string">
            <text:p>0</text:p>
          </table:table-cell>
          <table:table-cell table:formula="of:=MID([.B64];[.D64]+1;[.E64]-[.D64]-1)" office:value-type="string" office:string-value="5" calcext:value-type="string">
            <text:p>5</text:p>
          </table:table-cell>
          <table:table-cell table:formula="of:=RIGHT([.B64];LEN([.B64])-[.E64])" office:value-type="string" office:string-value="2" calcext:value-type="string">
            <text:p>2</text:p>
          </table:table-cell>
          <table:table-cell table:style-name="ce1" table:formula="of:=DATE(LEFT([.C64];4);MID([.C64];6;2);MID([.C64];9;2))" office:value-type="date" office:date-value="2014-11-04" calcext:value-type="date">
            <text:p>11/04/14</text:p>
          </table:table-cell>
          <table:table-cell table:style-name="ce3" table:formula="of:=[.F64]+[.G64]/100+[.H64]/10000" office:value-type="float" office:value="0.0502" calcext:value-type="float">
            <text:p>0.0502</text:p>
          </table:table-cell>
          <table:table-cell table:style-name="ce4" table:formula="of:=IF([.H64]=&quot;0&quot;;[.J64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5.1</text:p>
          </table:table-cell>
          <table:table-cell office:value-type="string" calcext:value-type="string">
            <text:p>2014-10-16T22:25:44Z</text:p>
          </table:table-cell>
          <table:table-cell table:formula="of:=FIND(&quot;.&quot;;[.B65])" office:value-type="float" office:value="2" calcext:value-type="float">
            <text:p>2</text:p>
          </table:table-cell>
          <table:table-cell table:formula="of:=FIND(&quot;.&quot;;[.B65];[.D65]+1)" office:value-type="float" office:value="4" calcext:value-type="float">
            <text:p>4</text:p>
          </table:table-cell>
          <table:table-cell table:formula="of:=LEFT([.B65];[.D65]-1)" office:value-type="string" office:string-value="0" calcext:value-type="string">
            <text:p>0</text:p>
          </table:table-cell>
          <table:table-cell table:formula="of:=MID([.B65];[.D65]+1;[.E65]-[.D65]-1)" office:value-type="string" office:string-value="5" calcext:value-type="string">
            <text:p>5</text:p>
          </table:table-cell>
          <table:table-cell table:formula="of:=RIGHT([.B65];LEN([.B65])-[.E65])" office:value-type="string" office:string-value="1" calcext:value-type="string">
            <text:p>1</text:p>
          </table:table-cell>
          <table:table-cell table:style-name="ce1" table:formula="of:=DATE(LEFT([.C65];4);MID([.C65];6;2);MID([.C65];9;2))" office:value-type="date" office:date-value="2014-10-16" calcext:value-type="date">
            <text:p>10/16/14</text:p>
          </table:table-cell>
          <table:table-cell table:style-name="ce3" table:formula="of:=[.F65]+[.G65]/100+[.H65]/10000" office:value-type="float" office:value="0.0501" calcext:value-type="float">
            <text:p>0.0501</text:p>
          </table:table-cell>
          <table:table-cell table:style-name="ce4" table:formula="of:=IF([.H65]=&quot;0&quot;;[.J65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5.0</text:p>
          </table:table-cell>
          <table:table-cell office:value-type="string" calcext:value-type="string">
            <text:p>2014-09-28T07:37:47Z</text:p>
          </table:table-cell>
          <table:table-cell table:formula="of:=FIND(&quot;.&quot;;[.B66])" office:value-type="float" office:value="2" calcext:value-type="float">
            <text:p>2</text:p>
          </table:table-cell>
          <table:table-cell table:formula="of:=FIND(&quot;.&quot;;[.B66];[.D66]+1)" office:value-type="float" office:value="4" calcext:value-type="float">
            <text:p>4</text:p>
          </table:table-cell>
          <table:table-cell table:formula="of:=LEFT([.B66];[.D66]-1)" office:value-type="string" office:string-value="0" calcext:value-type="string">
            <text:p>0</text:p>
          </table:table-cell>
          <table:table-cell table:formula="of:=MID([.B66];[.D66]+1;[.E66]-[.D66]-1)" office:value-type="string" office:string-value="5" calcext:value-type="string">
            <text:p>5</text:p>
          </table:table-cell>
          <table:table-cell table:formula="of:=RIGHT([.B66];LEN([.B66])-[.E66])" office:value-type="string" office:string-value="0" calcext:value-type="string">
            <text:p>0</text:p>
          </table:table-cell>
          <table:table-cell table:style-name="ce1" table:formula="of:=DATE(LEFT([.C66];4);MID([.C66];6;2);MID([.C66];9;2))" office:value-type="date" office:date-value="2014-09-28" calcext:value-type="date">
            <text:p>09/28/14</text:p>
          </table:table-cell>
          <table:table-cell table:style-name="ce3" table:formula="of:=[.F66]+[.G66]/100+[.H66]/10000" office:value-type="float" office:value="0.05" calcext:value-type="float">
            <text:p>0.0500</text:p>
          </table:table-cell>
          <table:table-cell table:style-name="ce4" table:formula="of:=IF([.H66]=&quot;0&quot;;[.J66];&quot;&quot;)" office:value-type="float" office:value="0.05" calcext:value-type="float">
            <text:p>0.0500</text:p>
          </table:table-cell>
        </table:table-row>
        <table:table-row table:style-name="ro1" table:number-rows-repeated="104850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B2:Sheet1.K66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2">00/00/0000</text:date>, <text:time style:data-style-name="N2" text:time-value="00:18:11.3780918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3T10:37:58.556401661</meta:creation-date>
    <dc:date>2018-03-22T00:30:47.396419935</dc:date>
    <meta:editing-duration>PT2H38M52S</meta:editing-duration>
    <meta:editing-cycles>17</meta:editing-cycles>
    <meta:generator>LibreOffice/5.1.6.2$Linux_X86_64 LibreOffice_project/10m0$Build-2</meta:generator>
    <meta:document-statistic meta:table-count="1" meta:cell-count="6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23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7">
      <style:chart-properties chart:display-label="true" chart:logarithmic="false" chart:minimum="41654" chart:origin="0" chart:interval-major="91.250000001" chart:interval-minor-divisor="3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dash" draw:stroke-dash="Fine_20_Dashed" svg:stroke-color="#dddddd"/>
    </style:style>
    <style:style style:name="ch9" style:family="chart" style:data-style-name="N123">
      <style:chart-properties chart:display-label="true" chart:logarithmic="false" chart:origin="0" chart:interval-major="0.05" chart:interval-minor-divisor="5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23">
      <style:chart-properties chart:symbol-type="image" chart:symbol-width="0.291cm" chart:symbol-height="0.291cm" chart:link-data-style-to-source="true">
        <chart:symbol-image xlink:href="Pictures/100002000000000B0000000B7D1422FA29DDF7D5.gif"/>
      </style:chart-properties>
      <style:graphic-properties svg:stroke-width="0.025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123">
      <style:chart-properties chart:symbol-type="named-symbol" chart:symbol-name="asterisk" chart:symbol-width="0.243cm" chart:symbol-height="0.243cm" chart:link-data-style-to-source="true"/>
      <style:graphic-properties svg:stroke-width="0.025cm" svg:stroke-color="#666666" draw:fill-color="#66666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51cm" svg:height="17.745cm" xlink:href=".." xlink:type="simple" chart:class="chart:scatter" chart:column-mapping="1 0" chart:style-name="ch1">
        <chart:title svg:x="14.296cm" svg:y="0.49cm" chart:style-name="ch2">
          <text:p>Crystal-lang Releases</text:p>
        </chart:title>
        <chart:legend chart:legend-position="end" svg:x="29.505cm" svg:y="8.324cm" style:legend-expansion="high" chart:style-name="ch3"/>
        <chart:plot-area chart:style-name="ch4" table:cell-range-address="Sheet1.I2:Sheet1.K70" chart:data-source-has-labels="both" svg:x="1.674cm" svg:y="1.623cm" svg:width="27.168cm" svg:height="14.787cm">
          <chartooo:coordinate-region svg:x="2.957cm" svg:y="1.823cm" svg:width="25.222cm" svg:height="13.94cm"/>
          <chart:axis chart:dimension="x" chart:name="primary-x" chart:style-name="ch5" chartooo:axis-type="auto">
            <chart:title svg:x="14.857cm" svg:y="16.764cm" chart:style-name="ch6">
              <text:p>Date</text:p>
            </chart:title>
            <chart:categories table:cell-range-address="Sheet1.I3:Sheet1.I70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9.827cm" chart:style-name="ch10">
              <text:p>MM.mmpp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Sheet1.K3:Sheet1.K70" chart:label-cell-address="Sheet1.K2:Sheet1.K2" chart:class="chart:scatter">
            <chart:domain table:cell-range-address="Sheet1.I3:Sheet1.I70"/>
            <chart:data-point chart:repeated="68"/>
          </chart:series>
          <chart:series chart:style-name="ch12" chart:values-cell-range-address="Sheet1.J3:Sheet1.J70" chart:label-cell-address="Sheet1.J2:Sheet1.J2" chart:class="chart:scatter">
            <chart:data-point chart:repeated="6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sion(m.m)</text:p>
                <draw:g>
                  <svg:desc>Sheet1.K2:Sheet1.K2</svg:desc>
                </draw:g>
              </table:table-cell>
              <table:table-cell office:value-type="string">
                <text:p>version(m.m.p)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float" office:value="43168">
                <text:p>43168</text:p>
                <draw:g>
                  <svg:desc>Sheet1.I3:Sheet1.I70</svg:desc>
                </draw:g>
              </table:table-cell>
              <table:table-cell office:value-type="float" office:value="NaN">
                <text:p>NaN</text:p>
                <draw:g>
                  <svg:desc>Sheet1.K3:Sheet1.K70</svg:desc>
                </draw:g>
              </table:table-cell>
              <table:table-cell office:value-type="float" office:value="0.2402">
                <text:p>0.2402</text:p>
                <draw:g>
                  <svg:desc>Sheet1.J3:Sheet1.J70</svg:desc>
                </draw:g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NaN">
                <text:p>NaN</text:p>
              </table:table-cell>
              <table:table-cell office:value-type="float" office:value="0.2401">
                <text:p>0.2401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NaN">
                <text:p>NaN</text:p>
              </table:table-cell>
              <table:table-cell office:value-type="float" office:value="0.2301">
                <text:p>0.2301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0.23">
                <text:p>0.2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42846">
                <text:p>42846</text:p>
              </table:table-cell>
              <table:table-cell office:value-type="float" office:value="0.22">
                <text:p>0.2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42801">
                <text:p>42801</text:p>
              </table:table-cell>
              <table:table-cell office:value-type="float" office:value="NaN">
                <text:p>NaN</text:p>
              </table:table-cell>
              <table:table-cell office:value-type="float" office:value="0.2101">
                <text:p>0.2101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0.21">
                <text:p>0.21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42757">
                <text:p>42757</text:p>
              </table:table-cell>
              <table:table-cell office:value-type="float" office:value="NaN">
                <text:p>NaN</text:p>
              </table:table-cell>
              <table:table-cell office:value-type="float" office:value="0.2005">
                <text:p>0.2005</text:p>
              </table:table-cell>
            </table:table-row>
            <table:table-row>
              <table:table-cell office:value-type="float" office:value="42742">
                <text:p>42742</text:p>
              </table:table-cell>
              <table:table-cell office:value-type="float" office:value="NaN">
                <text:p>NaN</text:p>
              </table:table-cell>
              <table:table-cell office:value-type="float" office:value="0.2004">
                <text:p>0.2004</text:p>
              </table:table-cell>
            </table:table-row>
            <table:table-row>
              <table:table-cell office:value-type="float" office:value="42728">
                <text:p>42728</text:p>
              </table:table-cell>
              <table:table-cell office:value-type="float" office:value="NaN">
                <text:p>NaN</text:p>
              </table:table-cell>
              <table:table-cell office:value-type="float" office:value="0.2003">
                <text:p>0.2003</text:p>
              </table:table-cell>
            </table:table-row>
            <table:table-row>
              <table:table-cell office:value-type="float" office:value="42710">
                <text:p>42710</text:p>
              </table:table-cell>
              <table:table-cell office:value-type="float" office:value="NaN">
                <text:p>NaN</text:p>
              </table:table-cell>
              <table:table-cell office:value-type="float" office:value="0.2001">
                <text:p>0.2001</text:p>
              </table:table-cell>
            </table:table-row>
            <table:table-row>
              <table:table-cell office:value-type="float" office:value="42696">
                <text:p>42696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2650">
                <text:p>42650</text:p>
              </table:table-cell>
              <table:table-cell office:value-type="float" office:value="NaN">
                <text:p>NaN</text:p>
              </table:table-cell>
              <table:table-cell office:value-type="float" office:value="0.1904">
                <text:p>0.1904</text:p>
              </table:table-cell>
            </table:table-row>
            <table:table-row>
              <table:table-cell office:value-type="float" office:value="42643">
                <text:p>42643</text:p>
              </table:table-cell>
              <table:table-cell office:value-type="float" office:value="NaN">
                <text:p>NaN</text:p>
              </table:table-cell>
              <table:table-cell office:value-type="float" office:value="0.1903">
                <text:p>0.1903</text:p>
              </table:table-cell>
            </table:table-row>
            <table:table-row>
              <table:table-cell office:value-type="float" office:value="42629">
                <text:p>42629</text:p>
              </table:table-cell>
              <table:table-cell office:value-type="float" office:value="NaN">
                <text:p>NaN</text:p>
              </table:table-cell>
              <table:table-cell office:value-type="float" office:value="0.1902">
                <text:p>0.1902</text:p>
              </table:table-cell>
            </table:table-row>
            <table:table-row>
              <table:table-cell office:value-type="float" office:value="42622">
                <text:p>42622</text:p>
              </table:table-cell>
              <table:table-cell office:value-type="float" office:value="NaN">
                <text:p>NaN</text:p>
              </table:table-cell>
              <table:table-cell office:value-type="float" office:value="0.1901">
                <text:p>0.1901</text:p>
              </table:table-cell>
            </table:table-row>
            <table:table-row>
              <table:table-cell office:value-type="float" office:value="42617">
                <text:p>42617</text:p>
              </table:table-cell>
              <table:table-cell office:value-type="float" office:value="0.19">
                <text:p>0.1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42554">
                <text:p>42554</text:p>
              </table:table-cell>
              <table:table-cell office:value-type="float" office:value="NaN">
                <text:p>NaN</text:p>
              </table:table-cell>
              <table:table-cell office:value-type="float" office:value="0.1807">
                <text:p>0.1807</text:p>
              </table:table-cell>
            </table:table-row>
            <table:table-row>
              <table:table-cell office:value-type="float" office:value="42549">
                <text:p>42549</text:p>
              </table:table-cell>
              <table:table-cell office:value-type="float" office:value="NaN">
                <text:p>NaN</text:p>
              </table:table-cell>
              <table:table-cell office:value-type="float" office:value="0.1806">
                <text:p>0.1806</text:p>
              </table:table-cell>
            </table:table-row>
            <table:table-row>
              <table:table-cell office:value-type="float" office:value="42543">
                <text:p>42543</text:p>
              </table:table-cell>
              <table:table-cell office:value-type="float" office:value="NaN">
                <text:p>NaN</text:p>
              </table:table-cell>
              <table:table-cell office:value-type="float" office:value="0.1804">
                <text:p>0.1804</text:p>
              </table:table-cell>
            </table:table-row>
            <table:table-row>
              <table:table-cell office:value-type="float" office:value="42538">
                <text:p>42538</text:p>
              </table:table-cell>
              <table:table-cell office:value-type="float" office:value="NaN">
                <text:p>NaN</text:p>
              </table:table-cell>
              <table:table-cell office:value-type="float" office:value="0.1802">
                <text:p>0.1802</text:p>
              </table:table-cell>
            </table:table-row>
            <table:table-row>
              <table:table-cell office:value-type="float" office:value="42535">
                <text:p>42535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42516">
                <text:p>42516</text:p>
              </table:table-cell>
              <table:table-cell office:value-type="float" office:value="NaN">
                <text:p>NaN</text:p>
              </table:table-cell>
              <table:table-cell office:value-type="float" office:value="0.1704">
                <text:p>0.1704</text:p>
              </table:table-cell>
            </table:table-row>
            <table:table-row>
              <table:table-cell office:value-type="float" office:value="42510">
                <text:p>42510</text:p>
              </table:table-cell>
              <table:table-cell office:value-type="float" office:value="NaN">
                <text:p>NaN</text:p>
              </table:table-cell>
              <table:table-cell office:value-type="float" office:value="0.1703">
                <text:p>0.1703</text:p>
              </table:table-cell>
            </table:table-row>
            <table:table-row>
              <table:table-cell office:value-type="float" office:value="42509">
                <text:p>42509</text:p>
              </table:table-cell>
              <table:table-cell office:value-type="float" office:value="NaN">
                <text:p>NaN</text:p>
              </table:table-cell>
              <table:table-cell office:value-type="float" office:value="0.1702">
                <text:p>0.1702</text:p>
              </table:table-cell>
            </table:table-row>
            <table:table-row>
              <table:table-cell office:value-type="float" office:value="42509">
                <text:p>42509</text:p>
              </table:table-cell>
              <table:table-cell office:value-type="float" office:value="NaN">
                <text:p>NaN</text:p>
              </table:table-cell>
              <table:table-cell office:value-type="float" office:value="0.1701">
                <text:p>0.1701</text:p>
              </table:table-cell>
            </table:table-row>
            <table:table-row>
              <table:table-cell office:value-type="float" office:value="42507">
                <text:p>42507</text:p>
              </table:table-cell>
              <table:table-cell office:value-type="float" office:value="0.17">
                <text:p>0.1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42462">
                <text:p>42462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42452">
                <text:p>42452</text:p>
              </table:table-cell>
              <table:table-cell office:value-type="float" office:value="NaN">
                <text:p>NaN</text:p>
              </table:table-cell>
              <table:table-cell office:value-type="float" office:value="0.1402">
                <text:p>0.1402</text:p>
              </table:table-cell>
            </table:table-row>
            <table:table-row>
              <table:table-cell office:value-type="float" office:value="42451">
                <text:p>42451</text:p>
              </table:table-cell>
              <table:table-cell office:value-type="float" office:value="NaN">
                <text:p>NaN</text:p>
              </table:table-cell>
              <table:table-cell office:value-type="float" office:value="0.1401">
                <text:p>0.1401</text:p>
              </table:table-cell>
            </table:table-row>
            <table:table-row>
              <table:table-cell office:value-type="float" office:value="42451">
                <text:p>42451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2394">
                <text:p>42394</text:p>
              </table:table-cell>
              <table:table-cell office:value-type="float" office:value="NaN">
                <text:p>NaN</text:p>
              </table:table-cell>
              <table:table-cell office:value-type="float" office:value="0.1101">
                <text:p>0.1101</text:p>
              </table:table-cell>
            </table:table-row>
            <table:table-row>
              <table:table-cell office:value-type="float" office:value="42392">
                <text:p>42392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2382">
                <text:p>42382</text:p>
              </table:table-cell>
              <table:table-cell office:value-type="float" office:value="NaN">
                <text:p>NaN</text:p>
              </table:table-cell>
              <table:table-cell office:value-type="float" office:value="0.1002">
                <text:p>0.1002</text:p>
              </table:table-cell>
            </table:table-row>
            <table:table-row>
              <table:table-cell office:value-type="float" office:value="42377">
                <text:p>42377</text:p>
              </table:table-cell>
              <table:table-cell office:value-type="float" office:value="NaN">
                <text:p>NaN</text:p>
              </table:table-cell>
              <table:table-cell office:value-type="float" office:value="0.1001">
                <text:p>0.1001</text:p>
              </table:table-cell>
            </table:table-row>
            <table:table-row>
              <table:table-cell office:value-type="float" office:value="42361">
                <text:p>4236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2307">
                <text:p>42307</text:p>
              </table:table-cell>
              <table:table-cell office:value-type="float" office:value="NaN">
                <text:p>NaN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float" office:value="42293">
                <text:p>42293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42266">
                <text:p>42266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42252">
                <text:p>42252</text:p>
              </table:table-cell>
              <table:table-cell office:value-type="float" office:value="NaN">
                <text:p>NaN</text:p>
              </table:table-cell>
              <table:table-cell office:value-type="float" office:value="0.0707">
                <text:p>0.0707</text:p>
              </table:table-cell>
            </table:table-row>
            <table:table-row>
              <table:table-cell office:value-type="float" office:value="42229">
                <text:p>42229</text:p>
              </table:table-cell>
              <table:table-cell office:value-type="float" office:value="NaN">
                <text:p>NaN</text:p>
              </table:table-cell>
              <table:table-cell office:value-type="float" office:value="0.0706">
                <text:p>0.0706</text:p>
              </table:table-cell>
            </table:table-row>
            <table:table-row>
              <table:table-cell office:value-type="float" office:value="42215">
                <text:p>42215</text:p>
              </table:table-cell>
              <table:table-cell office:value-type="float" office:value="NaN">
                <text:p>NaN</text:p>
              </table:table-cell>
              <table:table-cell office:value-type="float" office:value="0.0705">
                <text:p>0.0705</text:p>
              </table:table-cell>
            </table:table-row>
            <table:table-row>
              <table:table-cell office:value-type="float" office:value="42179">
                <text:p>42179</text:p>
              </table:table-cell>
              <table:table-cell office:value-type="float" office:value="NaN">
                <text:p>NaN</text:p>
              </table:table-cell>
              <table:table-cell office:value-type="float" office:value="0.0704">
                <text:p>0.0704</text:p>
              </table:table-cell>
            </table:table-row>
            <table:table-row>
              <table:table-cell office:value-type="float" office:value="42162">
                <text:p>42162</text:p>
              </table:table-cell>
              <table:table-cell office:value-type="float" office:value="NaN">
                <text:p>NaN</text:p>
              </table:table-cell>
              <table:table-cell office:value-type="float" office:value="0.0703">
                <text:p>0.0703</text:p>
              </table:table-cell>
            </table:table-row>
            <table:table-row>
              <table:table-cell office:value-type="float" office:value="42150">
                <text:p>42150</text:p>
              </table:table-cell>
              <table:table-cell office:value-type="float" office:value="NaN">
                <text:p>NaN</text:p>
              </table:table-cell>
              <table:table-cell office:value-type="float" office:value="0.0702">
                <text:p>0.0702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NaN">
                <text:p>NaN</text:p>
              </table:table-cell>
              <table:table-cell office:value-type="float" office:value="0.0701">
                <text:p>0.0701</text:p>
              </table:table-cell>
            </table:table-row>
            <table:table-row>
              <table:table-cell office:value-type="float" office:value="42124">
                <text:p>42124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42068">
                <text:p>42068</text:p>
              </table:table-cell>
              <table:table-cell office:value-type="float" office:value="NaN">
                <text:p>NaN</text:p>
              </table:table-cell>
              <table:table-cell office:value-type="float" office:value="0.0601">
                <text:p>0.0601</text:p>
              </table:table-cell>
            </table:table-row>
            <table:table-row>
              <table:table-cell office:value-type="float" office:value="42047">
                <text:p>42047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2047">
                <text:p>42047</text:p>
              </table:table-cell>
              <table:table-cell office:value-type="float" office:value="NaN">
                <text:p>NaN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float" office:value="42042">
                <text:p>42042</text:p>
              </table:table-cell>
              <table:table-cell office:value-type="float" office:value="NaN">
                <text:p>NaN</text:p>
              </table:table-cell>
              <table:table-cell office:value-type="float" office:value="0.0509">
                <text:p>0.0509</text:p>
              </table:table-cell>
            </table:table-row>
            <table:table-row>
              <table:table-cell office:value-type="float" office:value="42020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0.0508">
                <text:p>0.0508</text:p>
              </table:table-cell>
            </table:table-row>
            <table:table-row>
              <table:table-cell office:value-type="float" office:value="42006">
                <text:p>42006</text:p>
              </table:table-cell>
              <table:table-cell office:value-type="float" office:value="NaN">
                <text:p>NaN</text:p>
              </table:table-cell>
              <table:table-cell office:value-type="float" office:value="0.0507">
                <text:p>0.0507</text:p>
              </table:table-cell>
            </table:table-row>
            <table:table-row>
              <table:table-cell office:value-type="float" office:value="42004">
                <text:p>42004</text:p>
              </table:table-cell>
              <table:table-cell office:value-type="float" office:value="NaN">
                <text:p>NaN</text:p>
              </table:table-cell>
              <table:table-cell office:value-type="float" office:value="0.0506">
                <text:p>0.0506</text:p>
              </table:table-cell>
            </table:table-row>
            <table:table-row>
              <table:table-cell office:value-type="float" office:value="41985">
                <text:p>41985</text:p>
              </table:table-cell>
              <table:table-cell office:value-type="float" office:value="NaN">
                <text:p>NaN</text:p>
              </table:table-cell>
              <table:table-cell office:value-type="float" office:value="0.0505">
                <text:p>0.0505</text:p>
              </table:table-cell>
            </table:table-row>
            <table:table-row>
              <table:table-cell office:value-type="float" office:value="41977">
                <text:p>41977</text:p>
              </table:table-cell>
              <table:table-cell office:value-type="float" office:value="NaN">
                <text:p>NaN</text:p>
              </table:table-cell>
              <table:table-cell office:value-type="float" office:value="0.0504">
                <text:p>0.0504</text:p>
              </table:table-cell>
            </table:table-row>
            <table:table-row>
              <table:table-cell office:value-type="float" office:value="41949">
                <text:p>41949</text:p>
              </table:table-cell>
              <table:table-cell office:value-type="float" office:value="NaN">
                <text:p>NaN</text:p>
              </table:table-cell>
              <table:table-cell office:value-type="float" office:value="0.0503">
                <text:p>0.0503</text:p>
              </table:table-cell>
            </table:table-row>
            <table:table-row>
              <table:table-cell office:value-type="float" office:value="41947">
                <text:p>41947</text:p>
              </table:table-cell>
              <table:table-cell office:value-type="float" office:value="NaN">
                <text:p>NaN</text:p>
              </table:table-cell>
              <table:table-cell office:value-type="float" office:value="0.0502">
                <text:p>0.0502</text:p>
              </table:table-cell>
            </table:table-row>
            <table:table-row>
              <table:table-cell office:value-type="float" office:value="41928">
                <text:p>41928</text:p>
              </table:table-cell>
              <table:table-cell office:value-type="float" office:value="NaN">
                <text:p>NaN</text:p>
              </table:table-cell>
              <table:table-cell office:value-type="float" office:value="0.0501">
                <text:p>0.0501</text:p>
              </table:table-cell>
            </table:table-row>
            <table:table-row>
              <table:table-cell office:value-type="float" office:value="41910">
                <text:p>41910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